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3.94pt"/>
    </style:style>
    <style:style style:name="co2" style:family="table-column">
      <style:table-column-properties fo:break-before="auto" style:column-width="72.96pt"/>
    </style:style>
    <style:style style:name="co3" style:family="table-column">
      <style:table-column-properties fo:break-before="auto" style:column-width="45.81pt"/>
    </style:style>
    <style:style style:name="co4" style:family="table-column">
      <style:table-column-properties fo:break-before="auto" style:column-width="52.61pt"/>
    </style:style>
    <style:style style:name="co5" style:family="table-column">
      <style:table-column-properties fo:break-before="auto" style:column-width="64.2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vel_sta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Tiempo</text:p>
          </table:table-cell>
          <table:table-cell table:style-name="ce1" office:value-type="string" calcext:value-type="string">
            <text:p>target_lineal_x</text:p>
          </table:table-cell>
          <table:table-cell table:style-name="ce1" office:value-type="string" calcext:value-type="string">
            <text:p>target_lineal_y</text:p>
          </table:table-cell>
          <table:table-cell table:style-name="ce1" office:value-type="string" calcext:value-type="string">
            <text:p>target_w</text:p>
          </table:table-cell>
          <table:table-cell table:style-name="ce1" office:value-type="string" calcext:value-type="string">
            <text:p>odom_lineal_x</text:p>
          </table:table-cell>
          <table:table-cell table:style-name="ce1" office:value-type="string" calcext:value-type="string">
            <text:p>odom_lineal_y</text:p>
          </table:table-cell>
          <table:table-cell table:style-name="ce1" office:value-type="string" calcext:value-type="string">
            <text:p>odom_w</text:p>
          </table:table-cell>
          <table:table-cell table:style-name="ce1" office:value-type="string" calcext:value-type="string">
            <text:p>enc_lineal_x</text:p>
          </table:table-cell>
          <table:table-cell table:style-name="ce1" office:value-type="string" calcext:value-type="string">
            <text:p>enc_lineal_y</text:p>
          </table:table-cell>
          <table:table-cell table:style-name="ce1" office:value-type="string" calcext:value-type="string">
            <text:p>enc_w</text:p>
          </table:table-cell>
        </table:table-row>
        <table:table-row table:style-name="ro1">
          <table:table-cell office:value-type="float" office:value="1600362386.2583" calcext:value-type="float">
            <text:p>1600362386.2583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386.35354" calcext:value-type="float">
            <text:p>1600362386.353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1423" calcext:value-type="float">
            <text:p>0.021423</text:p>
          </table:table-cell>
          <table:table-cell office:value-type="float" office:value="-0.000254" calcext:value-type="float">
            <text:p>-0.000254</text:p>
          </table:table-cell>
          <table:table-cell office:value-type="float" office:value="-0.02368" calcext:value-type="float">
            <text:p>-0.023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386.45613" calcext:value-type="float">
            <text:p>1600362386.456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105" calcext:value-type="float">
            <text:p>-0.00105</text:p>
          </table:table-cell>
          <table:table-cell office:value-type="float" office:value="0.000008" calcext:value-type="float">
            <text:p>8E-06</text:p>
          </table:table-cell>
          <table:table-cell office:value-type="float" office:value="-0.014772" calcext:value-type="float">
            <text:p>-0.0147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386.55555" calcext:value-type="float">
            <text:p>1600362386.555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5094" calcext:value-type="float">
            <text:p>0.015094</text:p>
          </table:table-cell>
          <table:table-cell office:value-type="float" office:value="-0.000082" calcext:value-type="float">
            <text:p>-8.2E-05</text:p>
          </table:table-cell>
          <table:table-cell office:value-type="float" office:value="-0.010852" calcext:value-type="float">
            <text:p>-0.0108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386.6622" calcext:value-type="float">
            <text:p>1600362386.66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5094" calcext:value-type="float">
            <text:p>0.015094</text:p>
          </table:table-cell>
          <table:table-cell office:value-type="float" office:value="-0.000082" calcext:value-type="float">
            <text:p>-8.2E-05</text:p>
          </table:table-cell>
          <table:table-cell office:value-type="float" office:value="-0.010852" calcext:value-type="float">
            <text:p>-0.0108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386.75952" calcext:value-type="float">
            <text:p>1600362386.759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697" calcext:value-type="float">
            <text:p>0.002697</text:p>
          </table:table-cell>
          <table:table-cell office:value-type="float" office:value="-0.000023" calcext:value-type="float">
            <text:p>-2.3E-05</text:p>
          </table:table-cell>
          <table:table-cell office:value-type="float" office:value="-0.017255" calcext:value-type="float">
            <text:p>-0.01725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386.85546" calcext:value-type="float">
            <text:p>1600362386.855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8679" calcext:value-type="float">
            <text:p>-0.018679</text:p>
          </table:table-cell>
          <table:table-cell office:value-type="float" office:value="0.000008" calcext:value-type="float">
            <text:p>8E-06</text:p>
          </table:table-cell>
          <table:table-cell office:value-type="float" office:value="-0.00089" calcext:value-type="float">
            <text:p>-0.0008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386.96661" calcext:value-type="float">
            <text:p>1600362386.966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8679" calcext:value-type="float">
            <text:p>-0.018679</text:p>
          </table:table-cell>
          <table:table-cell office:value-type="float" office:value="0.000008" calcext:value-type="float">
            <text:p>8E-06</text:p>
          </table:table-cell>
          <table:table-cell office:value-type="float" office:value="-0.00089" calcext:value-type="float">
            <text:p>-0.0008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387.05912" calcext:value-type="float">
            <text:p>1600362387.059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091" calcext:value-type="float">
            <text:p>0.003091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525" calcext:value-type="float">
            <text:p>0.005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387.16595" calcext:value-type="float">
            <text:p>1600362387.165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4574" calcext:value-type="float">
            <text:p>0.004574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.011033" calcext:value-type="float">
            <text:p>0.0110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387.25918" calcext:value-type="float">
            <text:p>1600362387.259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2287" calcext:value-type="float">
            <text:p>-0.02287</text:p>
          </table:table-cell>
          <table:table-cell office:value-type="float" office:value="-0.000182" calcext:value-type="float">
            <text:p>-0.000182</text:p>
          </table:table-cell>
          <table:table-cell office:value-type="float" office:value="0.015947" calcext:value-type="float">
            <text:p>0.0159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387.37411" calcext:value-type="float">
            <text:p>1600362387.374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2287" calcext:value-type="float">
            <text:p>-0.02287</text:p>
          </table:table-cell>
          <table:table-cell office:value-type="float" office:value="-0.000182" calcext:value-type="float">
            <text:p>-0.000182</text:p>
          </table:table-cell>
          <table:table-cell office:value-type="float" office:value="0.015947" calcext:value-type="float">
            <text:p>0.0159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387.46103" calcext:value-type="float">
            <text:p>1600362387.46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6" calcext:value-type="float">
            <text:p>0.0106</text:p>
          </table:table-cell>
          <table:table-cell office:value-type="float" office:value="0.000085" calcext:value-type="float">
            <text:p>8.5E-05</text:p>
          </table:table-cell>
          <table:table-cell office:value-type="float" office:value="0.0161" calcext:value-type="float">
            <text:p>0.01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387.55834" calcext:value-type="float">
            <text:p>1600362387.558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7389" calcext:value-type="float">
            <text:p>-0.017389</text:p>
          </table:table-cell>
          <table:table-cell office:value-type="float" office:value="0.000102" calcext:value-type="float">
            <text:p>0.000102</text:p>
          </table:table-cell>
          <table:table-cell office:value-type="float" office:value="-0.01175" calcext:value-type="float">
            <text:p>-0.011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387.68073" calcext:value-type="float">
            <text:p>1600362387.680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7389" calcext:value-type="float">
            <text:p>-0.017389</text:p>
          </table:table-cell>
          <table:table-cell office:value-type="float" office:value="0.000102" calcext:value-type="float">
            <text:p>0.000102</text:p>
          </table:table-cell>
          <table:table-cell office:value-type="float" office:value="-0.01175" calcext:value-type="float">
            <text:p>-0.011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387.75981" calcext:value-type="float">
            <text:p>1600362387.759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351" calcext:value-type="float">
            <text:p>-0.00351</text:p>
          </table:table-cell>
          <table:table-cell office:value-type="float" office:value="0.000001" calcext:value-type="float">
            <text:p>1E-06</text:p>
          </table:table-cell>
          <table:table-cell office:value-type="float" office:value="-0.000531" calcext:value-type="float">
            <text:p>-0.0005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387.86149" calcext:value-type="float">
            <text:p>1600362387.861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1065" calcext:value-type="float">
            <text:p>0.011065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22" calcext:value-type="float">
            <text:p>0.00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387.95791" calcext:value-type="float">
            <text:p>1600362387.957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4145" calcext:value-type="float">
            <text:p>-0.004145</text:p>
          </table:table-cell>
          <table:table-cell office:value-type="float" office:value="-0" calcext:value-type="float">
            <text:p>0</text:p>
          </table:table-cell>
          <table:table-cell office:value-type="float" office:value="0.000189" calcext:value-type="float">
            <text:p>0.00018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388.07151" calcext:value-type="float">
            <text:p>1600362388.07151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4145" calcext:value-type="float">
            <text:p>-0.004145</text:p>
          </table:table-cell>
          <table:table-cell office:value-type="float" office:value="-0" calcext:value-type="float">
            <text:p>0</text:p>
          </table:table-cell>
          <table:table-cell office:value-type="float" office:value="0.000189" calcext:value-type="float">
            <text:p>0.00018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388.15708" calcext:value-type="float">
            <text:p>1600362388.15708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569" calcext:value-type="float">
            <text:p>0.002569</text:p>
          </table:table-cell>
          <table:table-cell office:value-type="float" office:value="-0.000019" calcext:value-type="float">
            <text:p>-1.9E-05</text:p>
          </table:table-cell>
          <table:table-cell office:value-type="float" office:value="-0.014534" calcext:value-type="float">
            <text:p>-0.01453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388.25756" calcext:value-type="float">
            <text:p>1600362388.25756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433" calcext:value-type="float">
            <text:p>0.016433</text:p>
          </table:table-cell>
          <table:table-cell office:value-type="float" office:value="0.000155" calcext:value-type="float">
            <text:p>0.000155</text:p>
          </table:table-cell>
          <table:table-cell office:value-type="float" office:value="0.018905" calcext:value-type="float">
            <text:p>0.018905</text:p>
          </table:table-cell>
          <table:table-cell office:value-type="float" office:value="0.103918" calcext:value-type="float">
            <text:p>0.1039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388.3578" calcext:value-type="float">
            <text:p>1600362388.3578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68" calcext:value-type="float">
            <text:p>0.001668</text:p>
          </table:table-cell>
          <table:table-cell office:value-type="float" office:value="-0.000032" calcext:value-type="float">
            <text:p>-3.2E-05</text:p>
          </table:table-cell>
          <table:table-cell office:value-type="float" office:value="-0.038301" calcext:value-type="float">
            <text:p>-0.038301</text:p>
          </table:table-cell>
          <table:table-cell office:value-type="float" office:value="0.103533" calcext:value-type="float">
            <text:p>0.1035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388.45958" calcext:value-type="float">
            <text:p>1600362388.459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2004" calcext:value-type="float">
            <text:p>0.152004</text:p>
          </table:table-cell>
          <table:table-cell office:value-type="float" office:value="0.003453" calcext:value-type="float">
            <text:p>0.003453</text:p>
          </table:table-cell>
          <table:table-cell office:value-type="float" office:value="0.045423" calcext:value-type="float">
            <text:p>0.045423</text:p>
          </table:table-cell>
          <table:table-cell office:value-type="float" office:value="0.20662" calcext:value-type="float">
            <text:p>0.206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388.57927" calcext:value-type="float">
            <text:p>1600362388.57927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2004" calcext:value-type="float">
            <text:p>0.152004</text:p>
          </table:table-cell>
          <table:table-cell office:value-type="float" office:value="0.003453" calcext:value-type="float">
            <text:p>0.003453</text:p>
          </table:table-cell>
          <table:table-cell office:value-type="float" office:value="0.045423" calcext:value-type="float">
            <text:p>0.045423</text:p>
          </table:table-cell>
          <table:table-cell office:value-type="float" office:value="0.207877" calcext:value-type="float">
            <text:p>0.2078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388.65576" calcext:value-type="float">
            <text:p>1600362388.65576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1714" calcext:value-type="float">
            <text:p>0.251714</text:p>
          </table:table-cell>
          <table:table-cell office:value-type="float" office:value="0.011689" calcext:value-type="float">
            <text:p>0.011689</text:p>
          </table:table-cell>
          <table:table-cell office:value-type="float" office:value="0.092808" calcext:value-type="float">
            <text:p>0.092808</text:p>
          </table:table-cell>
          <table:table-cell office:value-type="float" office:value="0.259441" calcext:value-type="float">
            <text:p>0.259441</text:p>
          </table:table-cell>
          <table:table-cell office:value-type="float" office:value="0" calcext:value-type="float">
            <text:p>0</text:p>
          </table:table-cell>
          <table:table-cell office:value-type="float" office:value="0.357849" calcext:value-type="float">
            <text:p>0.357849</text:p>
          </table:table-cell>
        </table:table-row>
        <table:table-row table:style-name="ro1">
          <table:table-cell office:value-type="float" office:value="1600362388.75263" calcext:value-type="float">
            <text:p>1600362388.75263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4565" calcext:value-type="float">
            <text:p>0.254565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864" calcext:value-type="float">
            <text:p>0.000864</text:p>
          </table:table-cell>
          <table:table-cell office:value-type="float" office:value="0.207054" calcext:value-type="float">
            <text:p>0.2070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388.85444" calcext:value-type="float">
            <text:p>1600362388.85444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9867" calcext:value-type="float">
            <text:p>0.229867</text:p>
          </table:table-cell>
          <table:table-cell office:value-type="float" office:value="0.002654" calcext:value-type="float">
            <text:p>0.002654</text:p>
          </table:table-cell>
          <table:table-cell office:value-type="float" office:value="0.023091" calcext:value-type="float">
            <text:p>0.023091</text:p>
          </table:table-cell>
          <table:table-cell office:value-type="float" office:value="0.207575" calcext:value-type="float">
            <text:p>0.2075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388.95294" calcext:value-type="float">
            <text:p>1600362388.95294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3074" calcext:value-type="float">
            <text:p>0.293074</text:p>
          </table:table-cell>
          <table:table-cell office:value-type="float" office:value="-0.00059" calcext:value-type="float">
            <text:p>-0.00059</text:p>
          </table:table-cell>
          <table:table-cell office:value-type="float" office:value="-0.004025" calcext:value-type="float">
            <text:p>-0.004025</text:p>
          </table:table-cell>
          <table:table-cell office:value-type="float" office:value="0.207613" calcext:value-type="float">
            <text:p>0.2076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389.07731" calcext:value-type="float">
            <text:p>1600362389.07731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3074" calcext:value-type="float">
            <text:p>0.293074</text:p>
          </table:table-cell>
          <table:table-cell office:value-type="float" office:value="-0.00059" calcext:value-type="float">
            <text:p>-0.00059</text:p>
          </table:table-cell>
          <table:table-cell office:value-type="float" office:value="-0.004025" calcext:value-type="float">
            <text:p>-0.004025</text:p>
          </table:table-cell>
          <table:table-cell office:value-type="float" office:value="0.311086" calcext:value-type="float">
            <text:p>0.3110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389.16362" calcext:value-type="float">
            <text:p>1600362389.1636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9254" calcext:value-type="float">
            <text:p>0.139254</text:p>
          </table:table-cell>
          <table:table-cell office:value-type="float" office:value="0.006304" calcext:value-type="float">
            <text:p>0.006304</text:p>
          </table:table-cell>
          <table:table-cell office:value-type="float" office:value="0.090482" calcext:value-type="float">
            <text:p>0.090482</text:p>
          </table:table-cell>
          <table:table-cell office:value-type="float" office:value="0.259054" calcext:value-type="float">
            <text:p>0.259054</text:p>
          </table:table-cell>
          <table:table-cell office:value-type="float" office:value="0" calcext:value-type="float">
            <text:p>0</text:p>
          </table:table-cell>
          <table:table-cell office:value-type="float" office:value="-0.357316" calcext:value-type="float">
            <text:p>-0.357316</text:p>
          </table:table-cell>
        </table:table-row>
        <table:table-row table:style-name="ro1">
          <table:table-cell office:value-type="float" office:value="1600362389.25526" calcext:value-type="float">
            <text:p>1600362389.25526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0879" calcext:value-type="float">
            <text:p>0.410879</text:p>
          </table:table-cell>
          <table:table-cell office:value-type="float" office:value="-0.008279" calcext:value-type="float">
            <text:p>-0.008279</text:p>
          </table:table-cell>
          <table:table-cell office:value-type="float" office:value="-0.040292" calcext:value-type="float">
            <text:p>-0.040292</text:p>
          </table:table-cell>
          <table:table-cell office:value-type="float" office:value="0.259228" calcext:value-type="float">
            <text:p>0.259228</text:p>
          </table:table-cell>
          <table:table-cell office:value-type="float" office:value="0" calcext:value-type="float">
            <text:p>0</text:p>
          </table:table-cell>
          <table:table-cell office:value-type="float" office:value="0.357556" calcext:value-type="float">
            <text:p>0.357556</text:p>
          </table:table-cell>
        </table:table-row>
        <table:table-row table:style-name="ro1">
          <table:table-cell office:value-type="float" office:value="1600362389.36835" calcext:value-type="float">
            <text:p>1600362389.36835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0879" calcext:value-type="float">
            <text:p>0.410879</text:p>
          </table:table-cell>
          <table:table-cell office:value-type="float" office:value="-0.008279" calcext:value-type="float">
            <text:p>-0.008279</text:p>
          </table:table-cell>
          <table:table-cell office:value-type="float" office:value="-0.040292" calcext:value-type="float">
            <text:p>-0.040292</text:p>
          </table:table-cell>
          <table:table-cell office:value-type="float" office:value="0.311071" calcext:value-type="float">
            <text:p>0.3110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389.45637" calcext:value-type="float">
            <text:p>1600362389.45637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9145" calcext:value-type="float">
            <text:p>0.289145</text:p>
          </table:table-cell>
          <table:table-cell office:value-type="float" office:value="0.011145" calcext:value-type="float">
            <text:p>0.011145</text:p>
          </table:table-cell>
          <table:table-cell office:value-type="float" office:value="0.077053" calcext:value-type="float">
            <text:p>0.077053</text:p>
          </table:table-cell>
          <table:table-cell office:value-type="float" office:value="0.258558" calcext:value-type="float">
            <text:p>0.258558</text:p>
          </table:table-cell>
          <table:table-cell office:value-type="float" office:value="0" calcext:value-type="float">
            <text:p>0</text:p>
          </table:table-cell>
          <table:table-cell office:value-type="float" office:value="-0.356632" calcext:value-type="float">
            <text:p>-0.356632</text:p>
          </table:table-cell>
        </table:table-row>
        <table:table-row table:style-name="ro1">
          <table:table-cell office:value-type="float" office:value="1600362389.56227" calcext:value-type="float">
            <text:p>1600362389.56227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3678" calcext:value-type="float">
            <text:p>0.263678</text:p>
          </table:table-cell>
          <table:table-cell office:value-type="float" office:value="-0.000614" calcext:value-type="float">
            <text:p>-0.000614</text:p>
          </table:table-cell>
          <table:table-cell office:value-type="float" office:value="-0.004657" calcext:value-type="float">
            <text:p>-0.004657</text:p>
          </table:table-cell>
          <table:table-cell office:value-type="float" office:value="0.259034" calcext:value-type="float">
            <text:p>0.259034</text:p>
          </table:table-cell>
          <table:table-cell office:value-type="float" office:value="0" calcext:value-type="float">
            <text:p>0</text:p>
          </table:table-cell>
          <table:table-cell office:value-type="float" office:value="0.357288" calcext:value-type="float">
            <text:p>0.357288</text:p>
          </table:table-cell>
        </table:table-row>
        <table:table-row table:style-name="ro1">
          <table:table-cell office:value-type="float" office:value="1600362389.68194" calcext:value-type="float">
            <text:p>1600362389.681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1623" calcext:value-type="float">
            <text:p>0.231623</text:p>
          </table:table-cell>
          <table:table-cell office:value-type="float" office:value="0.00468" calcext:value-type="float">
            <text:p>0.00468</text:p>
          </table:table-cell>
          <table:table-cell office:value-type="float" office:value="0.040408" calcext:value-type="float">
            <text:p>0.040408</text:p>
          </table:table-cell>
          <table:table-cell office:value-type="float" office:value="0.259828" calcext:value-type="float">
            <text:p>0.259828</text:p>
          </table:table-cell>
          <table:table-cell office:value-type="float" office:value="0" calcext:value-type="float">
            <text:p>0</text:p>
          </table:table-cell>
          <table:table-cell office:value-type="float" office:value="0.358384" calcext:value-type="float">
            <text:p>0.358384</text:p>
          </table:table-cell>
        </table:table-row>
        <table:table-row table:style-name="ro1">
          <table:table-cell office:value-type="float" office:value="1600362389.75681" calcext:value-type="float">
            <text:p>1600362389.756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1623" calcext:value-type="float">
            <text:p>0.231623</text:p>
          </table:table-cell>
          <table:table-cell office:value-type="float" office:value="0.00468" calcext:value-type="float">
            <text:p>0.00468</text:p>
          </table:table-cell>
          <table:table-cell office:value-type="float" office:value="0.040408" calcext:value-type="float">
            <text:p>0.040408</text:p>
          </table:table-cell>
          <table:table-cell office:value-type="float" office:value="0.206954" calcext:value-type="float">
            <text:p>0.2069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389.85297" calcext:value-type="float">
            <text:p>1600362389.852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23007" calcext:value-type="float">
            <text:p>0.323007</text:p>
          </table:table-cell>
          <table:table-cell office:value-type="float" office:value="0.005451" calcext:value-type="float">
            <text:p>0.005451</text:p>
          </table:table-cell>
          <table:table-cell office:value-type="float" office:value="0.033748" calcext:value-type="float">
            <text:p>0.033748</text:p>
          </table:table-cell>
          <table:table-cell office:value-type="float" office:value="0.259867" calcext:value-type="float">
            <text:p>0.259867</text:p>
          </table:table-cell>
          <table:table-cell office:value-type="float" office:value="0" calcext:value-type="float">
            <text:p>0</text:p>
          </table:table-cell>
          <table:table-cell office:value-type="float" office:value="-0.358437" calcext:value-type="float">
            <text:p>-0.358437</text:p>
          </table:table-cell>
        </table:table-row>
        <table:table-row table:style-name="ro1">
          <table:table-cell office:value-type="float" office:value="1600362389.9459" calcext:value-type="float">
            <text:p>1600362389.94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23762" calcext:value-type="float">
            <text:p>0.223762</text:p>
          </table:table-cell>
          <table:table-cell office:value-type="float" office:value="-0.001431" calcext:value-type="float">
            <text:p>-0.001431</text:p>
          </table:table-cell>
          <table:table-cell office:value-type="float" office:value="-0.012791" calcext:value-type="float">
            <text:p>-0.012791</text:p>
          </table:table-cell>
          <table:table-cell office:value-type="float" office:value="0.258995" calcext:value-type="float">
            <text:p>0.258995</text:p>
          </table:table-cell>
          <table:table-cell office:value-type="float" office:value="0" calcext:value-type="float">
            <text:p>0</text:p>
          </table:table-cell>
          <table:table-cell office:value-type="float" office:value="0.357235" calcext:value-type="float">
            <text:p>0.357235</text:p>
          </table:table-cell>
        </table:table-row>
        <table:table-row table:style-name="ro1">
          <table:table-cell office:value-type="float" office:value="1600362390.06946" calcext:value-type="float">
            <text:p>1600362390.069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97317" calcext:value-type="float">
            <text:p>0.297317</text:p>
          </table:table-cell>
          <table:table-cell office:value-type="float" office:value="0.003145" calcext:value-type="float">
            <text:p>0.003145</text:p>
          </table:table-cell>
          <table:table-cell office:value-type="float" office:value="0.021155" calcext:value-type="float">
            <text:p>0.021155</text:p>
          </table:table-cell>
          <table:table-cell office:value-type="float" office:value="0.155312" calcext:value-type="float">
            <text:p>0.155312</text:p>
          </table:table-cell>
          <table:table-cell office:value-type="float" office:value="0" calcext:value-type="float">
            <text:p>0</text:p>
          </table:table-cell>
          <table:table-cell office:value-type="float" office:value="-0.357038" calcext:value-type="float">
            <text:p>-0.357038</text:p>
          </table:table-cell>
        </table:table-row>
        <table:table-row table:style-name="ro1">
          <table:table-cell office:value-type="float" office:value="1600362390.15883" calcext:value-type="float">
            <text:p>1600362390.158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207" calcext:value-type="float">
            <text:p>0.14207</text:p>
          </table:table-cell>
          <table:table-cell office:value-type="float" office:value="0.001791" calcext:value-type="float">
            <text:p>0.001791</text:p>
          </table:table-cell>
          <table:table-cell office:value-type="float" office:value="0.025216" calcext:value-type="float">
            <text:p>0.025216</text:p>
          </table:table-cell>
          <table:table-cell office:value-type="float" office:value="0.103903" calcext:value-type="float">
            <text:p>0.1039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390.2568" calcext:value-type="float">
            <text:p>1600362390.25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871" calcext:value-type="float">
            <text:p>0.000871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.056594" calcext:value-type="float">
            <text:p>0.0565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390.3798" calcext:value-type="float">
            <text:p>1600362390.37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871" calcext:value-type="float">
            <text:p>0.000871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.056594" calcext:value-type="float">
            <text:p>0.0565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390.46657" calcext:value-type="float">
            <text:p>1600362390.466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5778" calcext:value-type="float">
            <text:p>0.005778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.01303" calcext:value-type="float">
            <text:p>0.01303</text:p>
          </table:table-cell>
          <table:table-cell office:value-type="float" office:value="0.051801" calcext:value-type="float">
            <text:p>0.051801</text:p>
          </table:table-cell>
          <table:table-cell office:value-type="float" office:value="0" calcext:value-type="float">
            <text:p>0</text:p>
          </table:table-cell>
          <table:table-cell office:value-type="float" office:value="-0.357249" calcext:value-type="float">
            <text:p>-0.357249</text:p>
          </table:table-cell>
        </table:table-row>
        <table:table-row table:style-name="ro1">
          <table:table-cell office:value-type="float" office:value="1600362390.57306" calcext:value-type="float">
            <text:p>1600362390.573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5778" calcext:value-type="float">
            <text:p>0.005778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.01303" calcext:value-type="float">
            <text:p>0.013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390.66475" calcext:value-type="float">
            <text:p>1600362390.664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563" calcext:value-type="float">
            <text:p>0.002563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16834" calcext:value-type="float">
            <text:p>-0.01683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390.77104" calcext:value-type="float">
            <text:p>1600362390.771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563" calcext:value-type="float">
            <text:p>0.002563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16834" calcext:value-type="float">
            <text:p>-0.01683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390.87351" calcext:value-type="float">
            <text:p>1600362390.873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563" calcext:value-type="float">
            <text:p>0.002563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16834" calcext:value-type="float">
            <text:p>-0.01683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390.95694" calcext:value-type="float">
            <text:p>1600362390.956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8632" calcext:value-type="float">
            <text:p>0.038632</text:p>
          </table:table-cell>
          <table:table-cell office:value-type="float" office:value="-0.000592" calcext:value-type="float">
            <text:p>-0.000592</text:p>
          </table:table-cell>
          <table:table-cell office:value-type="float" office:value="-0.030633" calcext:value-type="float">
            <text:p>-0.0306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391.05568" calcext:value-type="float">
            <text:p>1600362391.055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04" calcext:value-type="float">
            <text:p>0.003304</text:p>
          </table:table-cell>
          <table:table-cell office:value-type="float" office:value="-0.000028" calcext:value-type="float">
            <text:p>-2.8E-05</text:p>
          </table:table-cell>
          <table:table-cell office:value-type="float" office:value="-0.016828" calcext:value-type="float">
            <text:p>-0.0168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391.1544" calcext:value-type="float">
            <text:p>1600362391.15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52783" calcext:value-type="float">
            <text:p>-0.052783</text:p>
          </table:table-cell>
          <table:table-cell office:value-type="float" office:value="-0.000823" calcext:value-type="float">
            <text:p>-0.000823</text:p>
          </table:table-cell>
          <table:table-cell office:value-type="float" office:value="0.031175" calcext:value-type="float">
            <text:p>0.0311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391.27617" calcext:value-type="float">
            <text:p>1600362391.276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52783" calcext:value-type="float">
            <text:p>-0.052783</text:p>
          </table:table-cell>
          <table:table-cell office:value-type="float" office:value="-0.000823" calcext:value-type="float">
            <text:p>-0.000823</text:p>
          </table:table-cell>
          <table:table-cell office:value-type="float" office:value="0.031175" calcext:value-type="float">
            <text:p>0.0311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391.35947" calcext:value-type="float">
            <text:p>1600362391.359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9381" calcext:value-type="float">
            <text:p>-0.009381</text:p>
          </table:table-cell>
          <table:table-cell office:value-type="float" office:value="-0.000151" calcext:value-type="float">
            <text:p>-0.000151</text:p>
          </table:table-cell>
          <table:table-cell office:value-type="float" office:value="0.032234" calcext:value-type="float">
            <text:p>0.03223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391.44465" calcext:value-type="float">
            <text:p>1600362391.444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2193" calcext:value-type="float">
            <text:p>-0.02193</text:p>
          </table:table-cell>
          <table:table-cell office:value-type="float" office:value="-0.000099" calcext:value-type="float">
            <text:p>-9.9E-05</text:p>
          </table:table-cell>
          <table:table-cell office:value-type="float" office:value="0.009009" calcext:value-type="float">
            <text:p>0.0090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391.57804" calcext:value-type="float">
            <text:p>1600362391.578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2193" calcext:value-type="float">
            <text:p>-0.02193</text:p>
          </table:table-cell>
          <table:table-cell office:value-type="float" office:value="-0.000099" calcext:value-type="float">
            <text:p>-9.9E-05</text:p>
          </table:table-cell>
          <table:table-cell office:value-type="float" office:value="0.009009" calcext:value-type="float">
            <text:p>0.0090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391.65569" calcext:value-type="float">
            <text:p>1600362391.655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141" calcext:value-type="float">
            <text:p>0.008141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0.006894" calcext:value-type="float">
            <text:p>0.0068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391.76535" calcext:value-type="float">
            <text:p>1600362391.765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2491" calcext:value-type="float">
            <text:p>0.012491</text:p>
          </table:table-cell>
          <table:table-cell office:value-type="float" office:value="-0.000026" calcext:value-type="float">
            <text:p>-2.6E-05</text:p>
          </table:table-cell>
          <table:table-cell office:value-type="float" office:value="-0.004213" calcext:value-type="float">
            <text:p>-0.0042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391.85732" calcext:value-type="float">
            <text:p>1600362391.857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9772" calcext:value-type="float">
            <text:p>0.019772</text:p>
          </table:table-cell>
          <table:table-cell office:value-type="float" office:value="-0.000054" calcext:value-type="float">
            <text:p>-5.4E-05</text:p>
          </table:table-cell>
          <table:table-cell office:value-type="float" office:value="-0.005437" calcext:value-type="float">
            <text:p>-0.00543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391.96316" calcext:value-type="float">
            <text:p>1600362391.963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9772" calcext:value-type="float">
            <text:p>0.019772</text:p>
          </table:table-cell>
          <table:table-cell office:value-type="float" office:value="-0.000054" calcext:value-type="float">
            <text:p>-5.4E-05</text:p>
          </table:table-cell>
          <table:table-cell office:value-type="float" office:value="-0.005437" calcext:value-type="float">
            <text:p>-0.00543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392.05464" calcext:value-type="float">
            <text:p>1600362392.054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631" calcext:value-type="float">
            <text:p>0.000631</text:p>
          </table:table-cell>
          <table:table-cell office:value-type="float" office:value="-0.000003" calcext:value-type="float">
            <text:p>-3E-06</text:p>
          </table:table-cell>
          <table:table-cell office:value-type="float" office:value="-0.00864" calcext:value-type="float">
            <text:p>-0.008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392.16332" calcext:value-type="float">
            <text:p>1600362392.163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631" calcext:value-type="float">
            <text:p>0.000631</text:p>
          </table:table-cell>
          <table:table-cell office:value-type="float" office:value="-0.000003" calcext:value-type="float">
            <text:p>-3E-06</text:p>
          </table:table-cell>
          <table:table-cell office:value-type="float" office:value="-0.00864" calcext:value-type="float">
            <text:p>-0.008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392.25492" calcext:value-type="float">
            <text:p>1600362392.254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062" calcext:value-type="float">
            <text:p>0.003062</text:p>
          </table:table-cell>
          <table:table-cell office:value-type="float" office:value="-0.000033" calcext:value-type="float">
            <text:p>-3.3E-05</text:p>
          </table:table-cell>
          <table:table-cell office:value-type="float" office:value="-0.021592" calcext:value-type="float">
            <text:p>-0.0215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392.3784" calcext:value-type="float">
            <text:p>1600362392.37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0687" calcext:value-type="float">
            <text:p>0.020687</text:p>
          </table:table-cell>
          <table:table-cell office:value-type="float" office:value="-0.000024" calcext:value-type="float">
            <text:p>-2.4E-05</text:p>
          </table:table-cell>
          <table:table-cell office:value-type="float" office:value="-0.002351" calcext:value-type="float">
            <text:p>-0.0023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392.4811" calcext:value-type="float">
            <text:p>1600362392.48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0687" calcext:value-type="float">
            <text:p>0.020687</text:p>
          </table:table-cell>
          <table:table-cell office:value-type="float" office:value="-0.000024" calcext:value-type="float">
            <text:p>-2.4E-05</text:p>
          </table:table-cell>
          <table:table-cell office:value-type="float" office:value="-0.002351" calcext:value-type="float">
            <text:p>-0.0023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392.55771" calcext:value-type="float">
            <text:p>1600362392.557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33096" calcext:value-type="float">
            <text:p>-0.033096</text:p>
          </table:table-cell>
          <table:table-cell office:value-type="float" office:value="-0.000079" calcext:value-type="float">
            <text:p>-7.9E-05</text:p>
          </table:table-cell>
          <table:table-cell office:value-type="float" office:value="0.004771" calcext:value-type="float">
            <text:p>0.0047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392.66469" calcext:value-type="float">
            <text:p>1600362392.664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2331" calcext:value-type="float">
            <text:p>0.022331</text:p>
          </table:table-cell>
          <table:table-cell office:value-type="float" office:value="-0" calcext:value-type="float">
            <text:p>0</text:p>
          </table:table-cell>
          <table:table-cell office:value-type="float" office:value="-0.000014" calcext:value-type="float">
            <text:p>-1.4E-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392.75876" calcext:value-type="float">
            <text:p>1600362392.75876</text:p>
          </table:table-cell>
          <table:table-cell office:value-type="float" office:value="-0.12" calcext:value-type="float">
            <text:p>-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7859" calcext:value-type="float">
            <text:p>-0.017859</text:p>
          </table:table-cell>
          <table:table-cell office:value-type="float" office:value="-0.000144" calcext:value-type="float">
            <text:p>-0.000144</text:p>
          </table:table-cell>
          <table:table-cell office:value-type="float" office:value="0.016122" calcext:value-type="float">
            <text:p>0.0161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392.87406" calcext:value-type="float">
            <text:p>1600362392.87406</text:p>
          </table:table-cell>
          <table:table-cell office:value-type="float" office:value="-0.12" calcext:value-type="float">
            <text:p>-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7859" calcext:value-type="float">
            <text:p>-0.017859</text:p>
          </table:table-cell>
          <table:table-cell office:value-type="float" office:value="-0.000144" calcext:value-type="float">
            <text:p>-0.000144</text:p>
          </table:table-cell>
          <table:table-cell office:value-type="float" office:value="0.016122" calcext:value-type="float">
            <text:p>0.0161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392.95851" calcext:value-type="float">
            <text:p>1600362392.95851</text:p>
          </table:table-cell>
          <table:table-cell office:value-type="float" office:value="-0.12" calcext:value-type="float">
            <text:p>-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52388" calcext:value-type="float">
            <text:p>-0.052388</text:p>
          </table:table-cell>
          <table:table-cell office:value-type="float" office:value="-0.001299" calcext:value-type="float">
            <text:p>-0.001299</text:p>
          </table:table-cell>
          <table:table-cell office:value-type="float" office:value="0.049588" calcext:value-type="float">
            <text:p>0.049588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00362393.05584" calcext:value-type="float">
            <text:p>1600362393.05584</text:p>
          </table:table-cell>
          <table:table-cell office:value-type="float" office:value="-0.12" calcext:value-type="float">
            <text:p>-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7381" calcext:value-type="float">
            <text:p>0.057381</text:p>
          </table:table-cell>
          <table:table-cell office:value-type="float" office:value="-0.001586" calcext:value-type="float">
            <text:p>-0.001586</text:p>
          </table:table-cell>
          <table:table-cell office:value-type="float" office:value="-0.05526" calcext:value-type="float">
            <text:p>-0.05526</text:p>
          </table:table-cell>
          <table:table-cell office:value-type="float" office:value="-0.103883" calcext:value-type="float">
            <text:p>-0.1038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393.16303" calcext:value-type="float">
            <text:p>1600362393.163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17529" calcext:value-type="float">
            <text:p>-0.117529</text:p>
          </table:table-cell>
          <table:table-cell office:value-type="float" office:value="0.003769" calcext:value-type="float">
            <text:p>0.003769</text:p>
          </table:table-cell>
          <table:table-cell office:value-type="float" office:value="-0.064109" calcext:value-type="float">
            <text:p>-0.064109</text:p>
          </table:table-cell>
          <table:table-cell office:value-type="float" office:value="-0.155411" calcext:value-type="float">
            <text:p>-0.155411</text:p>
          </table:table-cell>
          <table:table-cell office:value-type="float" office:value="0" calcext:value-type="float">
            <text:p>0</text:p>
          </table:table-cell>
          <table:table-cell office:value-type="float" office:value="-0.357266" calcext:value-type="float">
            <text:p>-0.357266</text:p>
          </table:table-cell>
        </table:table-row>
        <table:table-row table:style-name="ro1">
          <table:table-cell office:value-type="float" office:value="1600362393.28092" calcext:value-type="float">
            <text:p>1600362393.28092</text:p>
          </table:table-cell>
          <table:table-cell office:value-type="float" office:value="-0.12" calcext:value-type="float">
            <text:p>-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17529" calcext:value-type="float">
            <text:p>-0.117529</text:p>
          </table:table-cell>
          <table:table-cell office:value-type="float" office:value="0.003769" calcext:value-type="float">
            <text:p>0.003769</text:p>
          </table:table-cell>
          <table:table-cell office:value-type="float" office:value="-0.064109" calcext:value-type="float">
            <text:p>-0.064109</text:p>
          </table:table-cell>
          <table:table-cell office:value-type="float" office:value="-0.155621" calcext:value-type="float">
            <text:p>-0.155621</text:p>
          </table:table-cell>
          <table:table-cell office:value-type="float" office:value="0" calcext:value-type="float">
            <text:p>0</text:p>
          </table:table-cell>
          <table:table-cell office:value-type="float" office:value="0.35775" calcext:value-type="float">
            <text:p>0.35775</text:p>
          </table:table-cell>
        </table:table-row>
        <table:table-row table:style-name="ro1">
          <table:table-cell office:value-type="float" office:value="1600362393.36221" calcext:value-type="float">
            <text:p>1600362393.36221</text:p>
          </table:table-cell>
          <table:table-cell office:value-type="float" office:value="-0.12" calcext:value-type="float">
            <text:p>-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50867" calcext:value-type="float">
            <text:p>-0.150867</text:p>
          </table:table-cell>
          <table:table-cell office:value-type="float" office:value="0.003913" calcext:value-type="float">
            <text:p>0.003913</text:p>
          </table:table-cell>
          <table:table-cell office:value-type="float" office:value="-0.051867" calcext:value-type="float">
            <text:p>-0.051867</text:p>
          </table:table-cell>
          <table:table-cell office:value-type="float" office:value="0.103719" calcext:value-type="float">
            <text:p>0.1037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393.46747" calcext:value-type="float">
            <text:p>1600362393.46747</text:p>
          </table:table-cell>
          <table:table-cell office:value-type="float" office:value="-0.12" calcext:value-type="float">
            <text:p>-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97203" calcext:value-type="float">
            <text:p>-0.097203</text:p>
          </table:table-cell>
          <table:table-cell office:value-type="float" office:value="-0.001231" calcext:value-type="float">
            <text:p>-0.001231</text:p>
          </table:table-cell>
          <table:table-cell office:value-type="float" office:value="0.025331" calcext:value-type="float">
            <text:p>0.025331</text:p>
          </table:table-cell>
          <table:table-cell office:value-type="float" office:value="-0.103538" calcext:value-type="float">
            <text:p>-0.1035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393.55721" calcext:value-type="float">
            <text:p>1600362393.55721</text:p>
          </table:table-cell>
          <table:table-cell office:value-type="float" office:value="-0.12" calcext:value-type="float">
            <text:p>-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16334" calcext:value-type="float">
            <text:p>-0.116334</text:p>
          </table:table-cell>
          <table:table-cell office:value-type="float" office:value="-0.002665" calcext:value-type="float">
            <text:p>-0.002665</text:p>
          </table:table-cell>
          <table:table-cell office:value-type="float" office:value="0.045802" calcext:value-type="float">
            <text:p>0.045802</text:p>
          </table:table-cell>
          <table:table-cell office:value-type="float" office:value="-0.155654" calcext:value-type="float">
            <text:p>-0.155654</text:p>
          </table:table-cell>
          <table:table-cell office:value-type="float" office:value="0" calcext:value-type="float">
            <text:p>0</text:p>
          </table:table-cell>
          <table:table-cell office:value-type="float" office:value="-0.357825" calcext:value-type="float">
            <text:p>-0.357825</text:p>
          </table:table-cell>
        </table:table-row>
        <table:table-row table:style-name="ro1">
          <table:table-cell office:value-type="float" office:value="1600362393.66107" calcext:value-type="float">
            <text:p>1600362393.66107</text:p>
          </table:table-cell>
          <table:table-cell office:value-type="float" office:value="-0.12" calcext:value-type="float">
            <text:p>-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43771" calcext:value-type="float">
            <text:p>-0.243771</text:p>
          </table:table-cell>
          <table:table-cell office:value-type="float" office:value="-0.001346" calcext:value-type="float">
            <text:p>-0.001346</text:p>
          </table:table-cell>
          <table:table-cell office:value-type="float" office:value="0.011044" calcext:value-type="float">
            <text:p>0.011044</text:p>
          </table:table-cell>
          <table:table-cell office:value-type="float" office:value="-0.15551" calcext:value-type="float">
            <text:p>-0.15551</text:p>
          </table:table-cell>
          <table:table-cell office:value-type="float" office:value="0" calcext:value-type="float">
            <text:p>0</text:p>
          </table:table-cell>
          <table:table-cell office:value-type="float" office:value="0.357495" calcext:value-type="float">
            <text:p>0.357495</text:p>
          </table:table-cell>
        </table:table-row>
        <table:table-row table:style-name="ro1">
          <table:table-cell office:value-type="float" office:value="1600362393.77454" calcext:value-type="float">
            <text:p>1600362393.77454</text:p>
          </table:table-cell>
          <table:table-cell office:value-type="float" office:value="-0.12" calcext:value-type="float">
            <text:p>-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04561" calcext:value-type="float">
            <text:p>-0.204561</text:p>
          </table:table-cell>
          <table:table-cell office:value-type="float" office:value="-0.001907" calcext:value-type="float">
            <text:p>-0.001907</text:p>
          </table:table-cell>
          <table:table-cell office:value-type="float" office:value="0.018642" calcext:value-type="float">
            <text:p>0.018642</text:p>
          </table:table-cell>
          <table:table-cell office:value-type="float" office:value="-0.154991" calcext:value-type="float">
            <text:p>-0.154991</text:p>
          </table:table-cell>
          <table:table-cell office:value-type="float" office:value="0" calcext:value-type="float">
            <text:p>0</text:p>
          </table:table-cell>
          <table:table-cell office:value-type="float" office:value="-0.356302" calcext:value-type="float">
            <text:p>-0.356302</text:p>
          </table:table-cell>
        </table:table-row>
        <table:table-row table:style-name="ro1">
          <table:table-cell office:value-type="float" office:value="1600362393.87616" calcext:value-type="float">
            <text:p>1600362393.87616</text:p>
          </table:table-cell>
          <table:table-cell office:value-type="float" office:value="-0.12" calcext:value-type="float">
            <text:p>-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04561" calcext:value-type="float">
            <text:p>-0.204561</text:p>
          </table:table-cell>
          <table:table-cell office:value-type="float" office:value="-0.001907" calcext:value-type="float">
            <text:p>-0.001907</text:p>
          </table:table-cell>
          <table:table-cell office:value-type="float" office:value="0.018642" calcext:value-type="float">
            <text:p>0.018642</text:p>
          </table:table-cell>
          <table:table-cell office:value-type="float" office:value="-0.207659" calcext:value-type="float">
            <text:p>-0.2076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393.95891" calcext:value-type="float">
            <text:p>1600362393.95891</text:p>
          </table:table-cell>
          <table:table-cell office:value-type="float" office:value="-0.12" calcext:value-type="float">
            <text:p>-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81581" calcext:value-type="float">
            <text:p>-0.181581</text:p>
          </table:table-cell>
          <table:table-cell office:value-type="float" office:value="0.004366" calcext:value-type="float">
            <text:p>0.004366</text:p>
          </table:table-cell>
          <table:table-cell office:value-type="float" office:value="-0.048077" calcext:value-type="float">
            <text:p>-0.048077</text:p>
          </table:table-cell>
          <table:table-cell office:value-type="float" office:value="-0.155496" calcext:value-type="float">
            <text:p>-0.155496</text:p>
          </table:table-cell>
          <table:table-cell office:value-type="float" office:value="0" calcext:value-type="float">
            <text:p>0</text:p>
          </table:table-cell>
          <table:table-cell office:value-type="float" office:value="0.357463" calcext:value-type="float">
            <text:p>0.357463</text:p>
          </table:table-cell>
        </table:table-row>
        <table:table-row table:style-name="ro1">
          <table:table-cell office:value-type="float" office:value="1600362394.06624" calcext:value-type="float">
            <text:p>1600362394.06624</text:p>
          </table:table-cell>
          <table:table-cell office:value-type="float" office:value="-0.12" calcext:value-type="float">
            <text:p>-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81581" calcext:value-type="float">
            <text:p>-0.181581</text:p>
          </table:table-cell>
          <table:table-cell office:value-type="float" office:value="0.004366" calcext:value-type="float">
            <text:p>0.004366</text:p>
          </table:table-cell>
          <table:table-cell office:value-type="float" office:value="-0.048077" calcext:value-type="float">
            <text:p>-0.048077</text:p>
          </table:table-cell>
          <table:table-cell office:value-type="float" office:value="-0.15531" calcext:value-type="float">
            <text:p>-0.15531</text:p>
          </table:table-cell>
          <table:table-cell office:value-type="float" office:value="0" calcext:value-type="float">
            <text:p>0</text:p>
          </table:table-cell>
          <table:table-cell office:value-type="float" office:value="-0.357034" calcext:value-type="float">
            <text:p>-0.357034</text:p>
          </table:table-cell>
        </table:table-row>
        <table:table-row table:style-name="ro1">
          <table:table-cell office:value-type="float" office:value="1600362394.16222" calcext:value-type="float">
            <text:p>1600362394.16222</text:p>
          </table:table-cell>
          <table:table-cell office:value-type="float" office:value="-0.12" calcext:value-type="float">
            <text:p>-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75374" calcext:value-type="float">
            <text:p>-0.175374</text:p>
          </table:table-cell>
          <table:table-cell office:value-type="float" office:value="-0.003718" calcext:value-type="float">
            <text:p>-0.003718</text:p>
          </table:table-cell>
          <table:table-cell office:value-type="float" office:value="0.042397" calcext:value-type="float">
            <text:p>0.042397</text:p>
          </table:table-cell>
          <table:table-cell office:value-type="float" office:value="-0.207932" calcext:value-type="float">
            <text:p>-0.2079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394.26185" calcext:value-type="float">
            <text:p>1600362394.26185</text:p>
          </table:table-cell>
          <table:table-cell office:value-type="float" office:value="-0.12" calcext:value-type="float">
            <text:p>-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35656" calcext:value-type="float">
            <text:p>-0.235656</text:p>
          </table:table-cell>
          <table:table-cell office:value-type="float" office:value="-0.002612" calcext:value-type="float">
            <text:p>-0.002612</text:p>
          </table:table-cell>
          <table:table-cell office:value-type="float" office:value="0.022165" calcext:value-type="float">
            <text:p>0.022165</text:p>
          </table:table-cell>
          <table:table-cell office:value-type="float" office:value="-0.207517" calcext:value-type="float">
            <text:p>-0.2075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394.36018" calcext:value-type="float">
            <text:p>1600362394.36018</text:p>
          </table:table-cell>
          <table:table-cell office:value-type="float" office:value="-0.12" calcext:value-type="float">
            <text:p>-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07548" calcext:value-type="float">
            <text:p>-0.107548</text:p>
          </table:table-cell>
          <table:table-cell office:value-type="float" office:value="0.0031" calcext:value-type="float">
            <text:p>0.0031</text:p>
          </table:table-cell>
          <table:table-cell office:value-type="float" office:value="-0.057629" calcext:value-type="float">
            <text:p>-0.057629</text:p>
          </table:table-cell>
          <table:table-cell office:value-type="float" office:value="-0.103625" calcext:value-type="float">
            <text:p>-0.1036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394.45636" calcext:value-type="float">
            <text:p>1600362394.45636</text:p>
          </table:table-cell>
          <table:table-cell office:value-type="float" office:value="-0.12" calcext:value-type="float">
            <text:p>-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52623" calcext:value-type="float">
            <text:p>-0.252623</text:p>
          </table:table-cell>
          <table:table-cell office:value-type="float" office:value="0.000087" calcext:value-type="float">
            <text:p>8.7E-05</text:p>
          </table:table-cell>
          <table:table-cell office:value-type="float" office:value="-0.000691" calcext:value-type="float">
            <text:p>-0.000691</text:p>
          </table:table-cell>
          <table:table-cell office:value-type="float" office:value="-0.207459" calcext:value-type="float">
            <text:p>-0.2074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394.56435" calcext:value-type="float">
            <text:p>1600362394.56435</text:p>
          </table:table-cell>
          <table:table-cell office:value-type="float" office:value="-0.12" calcext:value-type="float">
            <text:p>-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52623" calcext:value-type="float">
            <text:p>-0.252623</text:p>
          </table:table-cell>
          <table:table-cell office:value-type="float" office:value="0.000087" calcext:value-type="float">
            <text:p>8.7E-05</text:p>
          </table:table-cell>
          <table:table-cell office:value-type="float" office:value="-0.000691" calcext:value-type="float">
            <text:p>-0.000691</text:p>
          </table:table-cell>
          <table:table-cell office:value-type="float" office:value="-0.206476" calcext:value-type="float">
            <text:p>-0.2064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394.67999" calcext:value-type="float">
            <text:p>1600362394.67999</text:p>
          </table:table-cell>
          <table:table-cell office:value-type="float" office:value="-0.12" calcext:value-type="float">
            <text:p>-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99514" calcext:value-type="float">
            <text:p>-0.199514</text:p>
          </table:table-cell>
          <table:table-cell office:value-type="float" office:value="-0.001767" calcext:value-type="float">
            <text:p>-0.001767</text:p>
          </table:table-cell>
          <table:table-cell office:value-type="float" office:value="0.017716" calcext:value-type="float">
            <text:p>0.017716</text:p>
          </table:table-cell>
          <table:table-cell office:value-type="float" office:value="-0.104012" calcext:value-type="float">
            <text:p>-0.1040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394.77223" calcext:value-type="float">
            <text:p>1600362394.77223</text:p>
          </table:table-cell>
          <table:table-cell office:value-type="float" office:value="-0.12" calcext:value-type="float">
            <text:p>-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99514" calcext:value-type="float">
            <text:p>-0.199514</text:p>
          </table:table-cell>
          <table:table-cell office:value-type="float" office:value="-0.001767" calcext:value-type="float">
            <text:p>-0.001767</text:p>
          </table:table-cell>
          <table:table-cell office:value-type="float" office:value="0.017716" calcext:value-type="float">
            <text:p>0.017716</text:p>
          </table:table-cell>
          <table:table-cell office:value-type="float" office:value="-0.103441" calcext:value-type="float">
            <text:p>-0.1034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394.85574" calcext:value-type="float">
            <text:p>1600362394.85574</text:p>
          </table:table-cell>
          <table:table-cell office:value-type="float" office:value="-0.12" calcext:value-type="float">
            <text:p>-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63043" calcext:value-type="float">
            <text:p>-0.163043</text:p>
          </table:table-cell>
          <table:table-cell office:value-type="float" office:value="-0.001415" calcext:value-type="float">
            <text:p>-0.001415</text:p>
          </table:table-cell>
          <table:table-cell office:value-type="float" office:value="0.017352" calcext:value-type="float">
            <text:p>0.017352</text:p>
          </table:table-cell>
          <table:table-cell office:value-type="float" office:value="-0.207805" calcext:value-type="float">
            <text:p>-0.2078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394.97635" calcext:value-type="float">
            <text:p>1600362394.976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63043" calcext:value-type="float">
            <text:p>-0.163043</text:p>
          </table:table-cell>
          <table:table-cell office:value-type="float" office:value="-0.001415" calcext:value-type="float">
            <text:p>-0.001415</text:p>
          </table:table-cell>
          <table:table-cell office:value-type="float" office:value="0.017352" calcext:value-type="float">
            <text:p>0.017352</text:p>
          </table:table-cell>
          <table:table-cell office:value-type="float" office:value="-0.103627" calcext:value-type="float">
            <text:p>-0.1036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395.05677" calcext:value-type="float">
            <text:p>1600362395.056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43623" calcext:value-type="float">
            <text:p>-0.143623</text:p>
          </table:table-cell>
          <table:table-cell office:value-type="float" office:value="0.000897" calcext:value-type="float">
            <text:p>0.000897</text:p>
          </table:table-cell>
          <table:table-cell office:value-type="float" office:value="-0.012491" calcext:value-type="float">
            <text:p>-0.012491</text:p>
          </table:table-cell>
          <table:table-cell office:value-type="float" office:value="-0.207523" calcext:value-type="float">
            <text:p>-0.2075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395.17018" calcext:value-type="float">
            <text:p>1600362395.170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81703" calcext:value-type="float">
            <text:p>-0.181703</text:p>
          </table:table-cell>
          <table:table-cell office:value-type="float" office:value="0.00496" calcext:value-type="float">
            <text:p>0.00496</text:p>
          </table:table-cell>
          <table:table-cell office:value-type="float" office:value="-0.054585" calcext:value-type="float">
            <text:p>-0.054585</text:p>
          </table:table-cell>
          <table:table-cell office:value-type="float" office:value="-0.10366" calcext:value-type="float">
            <text:p>-0.103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395.26509" calcext:value-type="float">
            <text:p>1600362395.265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94894" calcext:value-type="float">
            <text:p>-0.094894</text:p>
          </table:table-cell>
          <table:table-cell office:value-type="float" office:value="0.003176" calcext:value-type="float">
            <text:p>0.003176</text:p>
          </table:table-cell>
          <table:table-cell office:value-type="float" office:value="-0.066906" calcext:value-type="float">
            <text:p>-0.066906</text:p>
          </table:table-cell>
          <table:table-cell office:value-type="float" office:value="0.206665" calcext:value-type="float">
            <text:p>0.2066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395.36851" calcext:value-type="float">
            <text:p>1600362395.368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94894" calcext:value-type="float">
            <text:p>-0.094894</text:p>
          </table:table-cell>
          <table:table-cell office:value-type="float" office:value="0.003176" calcext:value-type="float">
            <text:p>0.003176</text:p>
          </table:table-cell>
          <table:table-cell office:value-type="float" office:value="-0.066906" calcext:value-type="float">
            <text:p>-0.0669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395.45391" calcext:value-type="float">
            <text:p>1600362395.453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4254" calcext:value-type="float">
            <text:p>-0.14254</text:p>
          </table:table-cell>
          <table:table-cell office:value-type="float" office:value="-0.004993" calcext:value-type="float">
            <text:p>-0.004993</text:p>
          </table:table-cell>
          <table:table-cell office:value-type="float" office:value="0.070027" calcext:value-type="float">
            <text:p>0.070027</text:p>
          </table:table-cell>
          <table:table-cell office:value-type="float" office:value="0.051802" calcext:value-type="float">
            <text:p>0.051802</text:p>
          </table:table-cell>
          <table:table-cell office:value-type="float" office:value="0" calcext:value-type="float">
            <text:p>0</text:p>
          </table:table-cell>
          <table:table-cell office:value-type="float" office:value="0.357256" calcext:value-type="float">
            <text:p>0.357256</text:p>
          </table:table-cell>
        </table:table-row>
        <table:table-row table:style-name="ro1">
          <table:table-cell office:value-type="float" office:value="1600362395.54534" calcext:value-type="float">
            <text:p>1600362395.545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43922" calcext:value-type="float">
            <text:p>-0.043922</text:p>
          </table:table-cell>
          <table:table-cell office:value-type="float" office:value="-0.000755" calcext:value-type="float">
            <text:p>-0.000755</text:p>
          </table:table-cell>
          <table:table-cell office:value-type="float" office:value="0.034387" calcext:value-type="float">
            <text:p>0.03438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395.6584" calcext:value-type="float">
            <text:p>1600362395.65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553" calcext:value-type="float">
            <text:p>0.000553</text:p>
          </table:table-cell>
          <table:table-cell office:value-type="float" office:value="-0.000011" calcext:value-type="float">
            <text:p>-1.1E-05</text:p>
          </table:table-cell>
          <table:table-cell office:value-type="float" office:value="-0.038238" calcext:value-type="float">
            <text:p>-0.0382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395.77715" calcext:value-type="float">
            <text:p>1600362395.777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553" calcext:value-type="float">
            <text:p>0.000553</text:p>
          </table:table-cell>
          <table:table-cell office:value-type="float" office:value="-0.000011" calcext:value-type="float">
            <text:p>-1.1E-05</text:p>
          </table:table-cell>
          <table:table-cell office:value-type="float" office:value="-0.038238" calcext:value-type="float">
            <text:p>-0.0382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395.85813" calcext:value-type="float">
            <text:p>1600362395.858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5791" calcext:value-type="float">
            <text:p>-0.005791</text:p>
          </table:table-cell>
          <table:table-cell office:value-type="float" office:value="0.000102" calcext:value-type="float">
            <text:p>0.000102</text:p>
          </table:table-cell>
          <table:table-cell office:value-type="float" office:value="-0.03521" calcext:value-type="float">
            <text:p>-0.035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395.95802" calcext:value-type="float">
            <text:p>1600362395.958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1916" calcext:value-type="float">
            <text:p>0.021916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0.003247" calcext:value-type="float">
            <text:p>0.0032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396.0619" calcext:value-type="float">
            <text:p>1600362396.06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8682" calcext:value-type="float">
            <text:p>-0.008682</text:p>
          </table:table-cell>
          <table:table-cell office:value-type="float" office:value="-0.000037" calcext:value-type="float">
            <text:p>-3.7E-05</text:p>
          </table:table-cell>
          <table:table-cell office:value-type="float" office:value="0.008513" calcext:value-type="float">
            <text:p>0.0085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396.16998" calcext:value-type="float">
            <text:p>1600362396.169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8682" calcext:value-type="float">
            <text:p>-0.008682</text:p>
          </table:table-cell>
          <table:table-cell office:value-type="float" office:value="-0.000037" calcext:value-type="float">
            <text:p>-3.7E-05</text:p>
          </table:table-cell>
          <table:table-cell office:value-type="float" office:value="0.008513" calcext:value-type="float">
            <text:p>0.0085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396.25748" calcext:value-type="float">
            <text:p>1600362396.257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347" calcext:value-type="float">
            <text:p>-0.015347</text:p>
          </table:table-cell>
          <table:table-cell office:value-type="float" office:value="-0.000043" calcext:value-type="float">
            <text:p>-4.3E-05</text:p>
          </table:table-cell>
          <table:table-cell office:value-type="float" office:value="0.005607" calcext:value-type="float">
            <text:p>0.00560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396.37079" calcext:value-type="float">
            <text:p>1600362396.370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1846" calcext:value-type="float">
            <text:p>0.031846</text:p>
          </table:table-cell>
          <table:table-cell office:value-type="float" office:value="-0.000021" calcext:value-type="float">
            <text:p>-2.1E-05</text:p>
          </table:table-cell>
          <table:table-cell office:value-type="float" office:value="-0.001326" calcext:value-type="float">
            <text:p>-0.0013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396.45759" calcext:value-type="float">
            <text:p>1600362396.457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0108" calcext:value-type="float">
            <text:p>0.020108</text:p>
          </table:table-cell>
          <table:table-cell office:value-type="float" office:value="-0.000249" calcext:value-type="float">
            <text:p>-0.000249</text:p>
          </table:table-cell>
          <table:table-cell office:value-type="float" office:value="-0.024807" calcext:value-type="float">
            <text:p>-0.02480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396.58155" calcext:value-type="float">
            <text:p>1600362396.581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0108" calcext:value-type="float">
            <text:p>0.020108</text:p>
          </table:table-cell>
          <table:table-cell office:value-type="float" office:value="-0.000249" calcext:value-type="float">
            <text:p>-0.000249</text:p>
          </table:table-cell>
          <table:table-cell office:value-type="float" office:value="-0.024807" calcext:value-type="float">
            <text:p>-0.02480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396.65644" calcext:value-type="float">
            <text:p>1600362396.656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857" calcext:value-type="float">
            <text:p>0.003857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19975" calcext:value-type="float">
            <text:p>-0.0199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396.77337" calcext:value-type="float">
            <text:p>1600362396.773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66696" calcext:value-type="float">
            <text:p>-0.066696</text:p>
          </table:table-cell>
          <table:table-cell office:value-type="float" office:value="-0.000705" calcext:value-type="float">
            <text:p>-0.000705</text:p>
          </table:table-cell>
          <table:table-cell office:value-type="float" office:value="0.021131" calcext:value-type="float">
            <text:p>0.0211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396.85761" calcext:value-type="float">
            <text:p>1600362396.857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819" calcext:value-type="float">
            <text:p>0.06819</text:p>
          </table:table-cell>
          <table:table-cell office:value-type="float" office:value="-0.000806" calcext:value-type="float">
            <text:p>-0.000806</text:p>
          </table:table-cell>
          <table:table-cell office:value-type="float" office:value="-0.023628" calcext:value-type="float">
            <text:p>-0.0236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396.95429" calcext:value-type="float">
            <text:p>1600362396.954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36143" calcext:value-type="float">
            <text:p>-0.036143</text:p>
          </table:table-cell>
          <table:table-cell office:value-type="float" office:value="-0.000674" calcext:value-type="float">
            <text:p>-0.000674</text:p>
          </table:table-cell>
          <table:table-cell office:value-type="float" office:value="0.037279" calcext:value-type="float">
            <text:p>0.03727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397.07749" calcext:value-type="float">
            <text:p>1600362397.077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36143" calcext:value-type="float">
            <text:p>-0.036143</text:p>
          </table:table-cell>
          <table:table-cell office:value-type="float" office:value="-0.000674" calcext:value-type="float">
            <text:p>-0.000674</text:p>
          </table:table-cell>
          <table:table-cell office:value-type="float" office:value="0.037279" calcext:value-type="float">
            <text:p>0.03727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397.15963" calcext:value-type="float">
            <text:p>1600362397.159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094" calcext:value-type="float">
            <text:p>-0.015094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0.008593" calcext:value-type="float">
            <text:p>0.0085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397.25567" calcext:value-type="float">
            <text:p>1600362397.255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558" calcext:value-type="float">
            <text:p>0.007558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.013366" calcext:value-type="float">
            <text:p>0.0133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397.38633" calcext:value-type="float">
            <text:p>1600362397.386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558" calcext:value-type="float">
            <text:p>0.007558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.013366" calcext:value-type="float">
            <text:p>0.0133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397.46275" calcext:value-type="float">
            <text:p>1600362397.46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29891" calcext:value-type="float">
            <text:p>-0.029891</text:p>
          </table:table-cell>
          <table:table-cell office:value-type="float" office:value="0.000087" calcext:value-type="float">
            <text:p>8.7E-05</text:p>
          </table:table-cell>
          <table:table-cell office:value-type="float" office:value="-0.005823" calcext:value-type="float">
            <text:p>-0.0058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397.56626" calcext:value-type="float">
            <text:p>1600362397.566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29891" calcext:value-type="float">
            <text:p>-0.029891</text:p>
          </table:table-cell>
          <table:table-cell office:value-type="float" office:value="0.000087" calcext:value-type="float">
            <text:p>8.7E-05</text:p>
          </table:table-cell>
          <table:table-cell office:value-type="float" office:value="-0.005823" calcext:value-type="float">
            <text:p>-0.0058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397.66003" calcext:value-type="float">
            <text:p>1600362397.66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2585" calcext:value-type="float">
            <text:p>0.022585</text:p>
          </table:table-cell>
          <table:table-cell office:value-type="float" office:value="-0.000115" calcext:value-type="float">
            <text:p>-0.000115</text:p>
          </table:table-cell>
          <table:table-cell office:value-type="float" office:value="-0.010222" calcext:value-type="float">
            <text:p>-0.0102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397.77801" calcext:value-type="float">
            <text:p>1600362397.778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2585" calcext:value-type="float">
            <text:p>0.022585</text:p>
          </table:table-cell>
          <table:table-cell office:value-type="float" office:value="-0.000115" calcext:value-type="float">
            <text:p>-0.000115</text:p>
          </table:table-cell>
          <table:table-cell office:value-type="float" office:value="-0.010222" calcext:value-type="float">
            <text:p>-0.0102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397.85959" calcext:value-type="float">
            <text:p>1600362397.859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704" calcext:value-type="float">
            <text:p>0.010704</text:p>
          </table:table-cell>
          <table:table-cell office:value-type="float" office:value="-0.00005" calcext:value-type="float">
            <text:p>-5E-05</text:p>
          </table:table-cell>
          <table:table-cell office:value-type="float" office:value="-0.009385" calcext:value-type="float">
            <text:p>-0.0093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397.98251" calcext:value-type="float">
            <text:p>1600362397.982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010704" calcext:value-type="float">
            <text:p>0.010704</text:p>
          </table:table-cell>
          <table:table-cell office:value-type="float" office:value="-0.00005" calcext:value-type="float">
            <text:p>-5E-05</text:p>
          </table:table-cell>
          <table:table-cell office:value-type="float" office:value="-0.009385" calcext:value-type="float">
            <text:p>-0.0093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398.05439" calcext:value-type="float">
            <text:p>1600362398.054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0.006614" calcext:value-type="float">
            <text:p>-0.006614</text:p>
          </table:table-cell>
          <table:table-cell office:value-type="float" office:value="-0.000049" calcext:value-type="float">
            <text:p>-4.9E-05</text:p>
          </table:table-cell>
          <table:table-cell office:value-type="float" office:value="0.014679" calcext:value-type="float">
            <text:p>0.01467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398.14771" calcext:value-type="float">
            <text:p>1600362398.147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0.02524" calcext:value-type="float">
            <text:p>-0.02524</text:p>
          </table:table-cell>
          <table:table-cell office:value-type="float" office:value="-0.000109" calcext:value-type="float">
            <text:p>-0.000109</text:p>
          </table:table-cell>
          <table:table-cell office:value-type="float" office:value="0.00862" calcext:value-type="float">
            <text:p>0.0086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398.25984" calcext:value-type="float">
            <text:p>1600362398.25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001269" calcext:value-type="float">
            <text:p>0.001269</text:p>
          </table:table-cell>
          <table:table-cell office:value-type="float" office:value="-0.000005" calcext:value-type="float">
            <text:p>-5E-06</text:p>
          </table:table-cell>
          <table:table-cell office:value-type="float" office:value="-0.00782" calcext:value-type="float">
            <text:p>-0.00782</text:p>
          </table:table-cell>
          <table:table-cell office:value-type="float" office:value="-0.0519" calcext:value-type="float">
            <text:p>-0.0519</text:p>
          </table:table-cell>
          <table:table-cell office:value-type="float" office:value="0" calcext:value-type="float">
            <text:p>0</text:p>
          </table:table-cell>
          <table:table-cell office:value-type="float" office:value="0.357929" calcext:value-type="float">
            <text:p>0.357929</text:p>
          </table:table-cell>
        </table:table-row>
        <table:table-row table:style-name="ro1">
          <table:table-cell office:value-type="float" office:value="1600362398.37002" calcext:value-type="float">
            <text:p>1600362398.37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165695" calcext:value-type="float">
            <text:p>0.165695</text:p>
          </table:table-cell>
          <table:table-cell office:value-type="float" office:value="0.007663" calcext:value-type="float">
            <text:p>0.007663</text:p>
          </table:table-cell>
          <table:table-cell office:value-type="float" office:value="0.092435" calcext:value-type="float">
            <text:p>0.0924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398.4705" calcext:value-type="float">
            <text:p>1600362398.47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431" calcext:value-type="float">
            <text:p>-0.000431</text:p>
          </table:table-cell>
          <table:table-cell office:value-type="float" office:value="-0.000066" calcext:value-type="float">
            <text:p>-6.6E-05</text:p>
          </table:table-cell>
          <table:table-cell office:value-type="float" office:value="0.30546" calcext:value-type="float">
            <text:p>0.305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4405" calcext:value-type="float">
            <text:p>0.714405</text:p>
          </table:table-cell>
        </table:table-row>
        <table:table-row table:style-name="ro1">
          <table:table-cell office:value-type="float" office:value="1600362398.55244" calcext:value-type="float">
            <text:p>1600362398.552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0.006766" calcext:value-type="float">
            <text:p>-0.006766</text:p>
          </table:table-cell>
          <table:table-cell office:value-type="float" office:value="-0.000936" calcext:value-type="float">
            <text:p>-0.000936</text:p>
          </table:table-cell>
          <table:table-cell office:value-type="float" office:value="0.27479" calcext:value-type="float">
            <text:p>0.2747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398.6861" calcext:value-type="float">
            <text:p>1600362398.68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0.006766" calcext:value-type="float">
            <text:p>-0.006766</text:p>
          </table:table-cell>
          <table:table-cell office:value-type="float" office:value="-0.000936" calcext:value-type="float">
            <text:p>-0.000936</text:p>
          </table:table-cell>
          <table:table-cell office:value-type="float" office:value="0.27479" calcext:value-type="float">
            <text:p>0.2747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398.75799" calcext:value-type="float">
            <text:p>1600362398.757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0.119346" calcext:value-type="float">
            <text:p>-0.119346</text:p>
          </table:table-cell>
          <table:table-cell office:value-type="float" office:value="-0.004776" calcext:value-type="float">
            <text:p>-0.004776</text:p>
          </table:table-cell>
          <table:table-cell office:value-type="float" office:value="0.079998" calcext:value-type="float">
            <text:p>0.0799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398.87426" calcext:value-type="float">
            <text:p>1600362398.874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0.119346" calcext:value-type="float">
            <text:p>-0.119346</text:p>
          </table:table-cell>
          <table:table-cell office:value-type="float" office:value="-0.004776" calcext:value-type="float">
            <text:p>-0.004776</text:p>
          </table:table-cell>
          <table:table-cell office:value-type="float" office:value="0.079998" calcext:value-type="float">
            <text:p>0.07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4282" calcext:value-type="float">
            <text:p>0.714282</text:p>
          </table:table-cell>
        </table:table-row>
        <table:table-row table:style-name="ro1">
          <table:table-cell office:value-type="float" office:value="1600362398.95915" calcext:value-type="float">
            <text:p>1600362398.959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107303" calcext:value-type="float">
            <text:p>0.107303</text:p>
          </table:table-cell>
          <table:table-cell office:value-type="float" office:value="0.006845" calcext:value-type="float">
            <text:p>0.006845</text:p>
          </table:table-cell>
          <table:table-cell office:value-type="float" office:value="0.127406" calcext:value-type="float">
            <text:p>0.127406</text:p>
          </table:table-cell>
          <table:table-cell office:value-type="float" office:value="0.051845" calcext:value-type="float">
            <text:p>0.051845</text:p>
          </table:table-cell>
          <table:table-cell office:value-type="float" office:value="0" calcext:value-type="float">
            <text:p>0</text:p>
          </table:table-cell>
          <table:table-cell office:value-type="float" office:value="0.357552" calcext:value-type="float">
            <text:p>0.357552</text:p>
          </table:table-cell>
        </table:table-row>
        <table:table-row table:style-name="ro1">
          <table:table-cell office:value-type="float" office:value="1600362399.06502" calcext:value-type="float">
            <text:p>1600362399.065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007625" calcext:value-type="float">
            <text:p>0.007625</text:p>
          </table:table-cell>
          <table:table-cell office:value-type="float" office:value="0.001332" calcext:value-type="float">
            <text:p>0.001332</text:p>
          </table:table-cell>
          <table:table-cell office:value-type="float" office:value="0.345891" calcext:value-type="float">
            <text:p>0.3458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399.15486" calcext:value-type="float">
            <text:p>1600362399.154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033573" calcext:value-type="float">
            <text:p>0.033573</text:p>
          </table:table-cell>
          <table:table-cell office:value-type="float" office:value="0.004383" calcext:value-type="float">
            <text:p>0.004383</text:p>
          </table:table-cell>
          <table:table-cell office:value-type="float" office:value="0.25962" calcext:value-type="float">
            <text:p>0.259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4583" calcext:value-type="float">
            <text:p>0.714583</text:p>
          </table:table-cell>
        </table:table-row>
        <table:table-row table:style-name="ro1">
          <table:table-cell office:value-type="float" office:value="1600362399.25128" calcext:value-type="float">
            <text:p>1600362399.25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083661" calcext:value-type="float">
            <text:p>0.083661</text:p>
          </table:table-cell>
          <table:table-cell office:value-type="float" office:value="0.014095" calcext:value-type="float">
            <text:p>0.014095</text:p>
          </table:table-cell>
          <table:table-cell office:value-type="float" office:value="0.333826" calcext:value-type="float">
            <text:p>0.3338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5484" calcext:value-type="float">
            <text:p>0.715484</text:p>
          </table:table-cell>
        </table:table-row>
        <table:table-row table:style-name="ro1">
          <table:table-cell office:value-type="float" office:value="1600362399.37685" calcext:value-type="float">
            <text:p>1600362399.376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083661" calcext:value-type="float">
            <text:p>0.083661</text:p>
          </table:table-cell>
          <table:table-cell office:value-type="float" office:value="0.014095" calcext:value-type="float">
            <text:p>0.014095</text:p>
          </table:table-cell>
          <table:table-cell office:value-type="float" office:value="0.333826" calcext:value-type="float">
            <text:p>0.3338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399.46061" calcext:value-type="float">
            <text:p>1600362399.460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0.027084" calcext:value-type="float">
            <text:p>-0.027084</text:p>
          </table:table-cell>
          <table:table-cell office:value-type="float" office:value="-0.006547" calcext:value-type="float">
            <text:p>-0.006547</text:p>
          </table:table-cell>
          <table:table-cell office:value-type="float" office:value="0.47434" calcext:value-type="float">
            <text:p>0.47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5233" calcext:value-type="float">
            <text:p>0.715233</text:p>
          </table:table-cell>
        </table:table-row>
        <table:table-row table:style-name="ro1">
          <table:table-cell office:value-type="float" office:value="1600362399.56501" calcext:value-type="float">
            <text:p>1600362399.565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047277" calcext:value-type="float">
            <text:p>0.047277</text:p>
          </table:table-cell>
          <table:table-cell office:value-type="float" office:value="0.011845" calcext:value-type="float">
            <text:p>0.011845</text:p>
          </table:table-cell>
          <table:table-cell office:value-type="float" office:value="0.491004" calcext:value-type="float">
            <text:p>0.491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4698" calcext:value-type="float">
            <text:p>0.714698</text:p>
          </table:table-cell>
        </table:table-row>
        <table:table-row table:style-name="ro1">
          <table:table-cell office:value-type="float" office:value="1600362399.67977" calcext:value-type="float">
            <text:p>1600362399.679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0.032724" calcext:value-type="float">
            <text:p>-0.032724</text:p>
          </table:table-cell>
          <table:table-cell office:value-type="float" office:value="-0.009913" calcext:value-type="float">
            <text:p>-0.009913</text:p>
          </table:table-cell>
          <table:table-cell office:value-type="float" office:value="0.588259" calcext:value-type="float">
            <text:p>0.5882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5513" calcext:value-type="float">
            <text:p>0.715513</text:p>
          </table:table-cell>
        </table:table-row>
        <table:table-row table:style-name="ro1">
          <table:table-cell office:value-type="float" office:value="1600362399.78097" calcext:value-type="float">
            <text:p>1600362399.780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0.032724" calcext:value-type="float">
            <text:p>-0.032724</text:p>
          </table:table-cell>
          <table:table-cell office:value-type="float" office:value="-0.009913" calcext:value-type="float">
            <text:p>-0.009913</text:p>
          </table:table-cell>
          <table:table-cell office:value-type="float" office:value="0.588259" calcext:value-type="float">
            <text:p>0.588259</text:p>
          </table:table-cell>
          <table:table-cell office:value-type="float" office:value="-0.051753" calcext:value-type="float">
            <text:p>-0.051753</text:p>
          </table:table-cell>
          <table:table-cell office:value-type="float" office:value="0" calcext:value-type="float">
            <text:p>0</text:p>
          </table:table-cell>
          <table:table-cell office:value-type="float" office:value="0.356917" calcext:value-type="float">
            <text:p>0.356917</text:p>
          </table:table-cell>
        </table:table-row>
        <table:table-row table:style-name="ro1">
          <table:table-cell office:value-type="float" office:value="1600362399.85482" calcext:value-type="float">
            <text:p>1600362399.854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020149" calcext:value-type="float">
            <text:p>0.020149</text:p>
          </table:table-cell>
          <table:table-cell office:value-type="float" office:value="0.004782" calcext:value-type="float">
            <text:p>0.004782</text:p>
          </table:table-cell>
          <table:table-cell office:value-type="float" office:value="0.466036" calcext:value-type="float">
            <text:p>0.466036</text:p>
          </table:table-cell>
          <table:table-cell office:value-type="float" office:value="0.051902" calcext:value-type="float">
            <text:p>0.051902</text:p>
          </table:table-cell>
          <table:table-cell office:value-type="float" office:value="0" calcext:value-type="float">
            <text:p>0</text:p>
          </table:table-cell>
          <table:table-cell office:value-type="float" office:value="0.357943" calcext:value-type="float">
            <text:p>0.357943</text:p>
          </table:table-cell>
        </table:table-row>
        <table:table-row table:style-name="ro1">
          <table:table-cell office:value-type="float" office:value="1600362399.97743" calcext:value-type="float">
            <text:p>1600362399.977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020149" calcext:value-type="float">
            <text:p>0.020149</text:p>
          </table:table-cell>
          <table:table-cell office:value-type="float" office:value="0.004782" calcext:value-type="float">
            <text:p>0.004782</text:p>
          </table:table-cell>
          <table:table-cell office:value-type="float" office:value="0.466036" calcext:value-type="float">
            <text:p>0.466036</text:p>
          </table:table-cell>
          <table:table-cell office:value-type="float" office:value="-0.051828" calcext:value-type="float">
            <text:p>-0.051828</text:p>
          </table:table-cell>
          <table:table-cell office:value-type="float" office:value="0" calcext:value-type="float">
            <text:p>0</text:p>
          </table:table-cell>
          <table:table-cell office:value-type="float" office:value="0.357435" calcext:value-type="float">
            <text:p>0.357435</text:p>
          </table:table-cell>
        </table:table-row>
        <table:table-row table:style-name="ro1">
          <table:table-cell office:value-type="float" office:value="1600362400.0594" calcext:value-type="float">
            <text:p>1600362400.05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0.00935" calcext:value-type="float">
            <text:p>-0.00935</text:p>
          </table:table-cell>
          <table:table-cell office:value-type="float" office:value="-0.001953" calcext:value-type="float">
            <text:p>-0.001953</text:p>
          </table:table-cell>
          <table:table-cell office:value-type="float" office:value="0.411867" calcext:value-type="float">
            <text:p>0.411867</text:p>
          </table:table-cell>
          <table:table-cell office:value-type="float" office:value="0.051849" calcext:value-type="float">
            <text:p>0.051849</text:p>
          </table:table-cell>
          <table:table-cell office:value-type="float" office:value="0" calcext:value-type="float">
            <text:p>0</text:p>
          </table:table-cell>
          <table:table-cell office:value-type="float" office:value="0.357577" calcext:value-type="float">
            <text:p>0.357577</text:p>
          </table:table-cell>
        </table:table-row>
        <table:table-row table:style-name="ro1">
          <table:table-cell office:value-type="float" office:value="1600362400.15367" calcext:value-type="float">
            <text:p>1600362400.153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0.044778" calcext:value-type="float">
            <text:p>-0.044778</text:p>
          </table:table-cell>
          <table:table-cell office:value-type="float" office:value="-0.006784" calcext:value-type="float">
            <text:p>-0.006784</text:p>
          </table:table-cell>
          <table:table-cell office:value-type="float" office:value="0.300718" calcext:value-type="float">
            <text:p>0.3007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4926" calcext:value-type="float">
            <text:p>0.714926</text:p>
          </table:table-cell>
        </table:table-row>
        <table:table-row table:style-name="ro1">
          <table:table-cell office:value-type="float" office:value="1600362400.25791" calcext:value-type="float">
            <text:p>1600362400.257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0.004467" calcext:value-type="float">
            <text:p>-0.004467</text:p>
          </table:table-cell>
          <table:table-cell office:value-type="float" office:value="-0.000656" calcext:value-type="float">
            <text:p>-0.000656</text:p>
          </table:table-cell>
          <table:table-cell office:value-type="float" office:value="0.291663" calcext:value-type="float">
            <text:p>0.29166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400.34717" calcext:value-type="float">
            <text:p>1600362400.347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023406" calcext:value-type="float">
            <text:p>0.023406</text:p>
          </table:table-cell>
          <table:table-cell office:value-type="float" office:value="0.003686" calcext:value-type="float">
            <text:p>0.003686</text:p>
          </table:table-cell>
          <table:table-cell office:value-type="float" office:value="0.312415" calcext:value-type="float">
            <text:p>0.312415</text:p>
          </table:table-cell>
          <table:table-cell office:value-type="float" office:value="0.051868" calcext:value-type="float">
            <text:p>0.051868</text:p>
          </table:table-cell>
          <table:table-cell office:value-type="float" office:value="0" calcext:value-type="float">
            <text:p>0</text:p>
          </table:table-cell>
          <table:table-cell office:value-type="float" office:value="0.357713" calcext:value-type="float">
            <text:p>0.357713</text:p>
          </table:table-cell>
        </table:table-row>
        <table:table-row table:style-name="ro1">
          <table:table-cell office:value-type="float" office:value="1600362400.46985" calcext:value-type="float">
            <text:p>1600362400.469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023406" calcext:value-type="float">
            <text:p>0.023406</text:p>
          </table:table-cell>
          <table:table-cell office:value-type="float" office:value="0.003686" calcext:value-type="float">
            <text:p>0.003686</text:p>
          </table:table-cell>
          <table:table-cell office:value-type="float" office:value="0.312415" calcext:value-type="float">
            <text:p>0.3124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4342" calcext:value-type="float">
            <text:p>0.714342</text:p>
          </table:table-cell>
        </table:table-row>
        <table:table-row table:style-name="ro1">
          <table:table-cell office:value-type="float" office:value="1600362400.55668" calcext:value-type="float">
            <text:p>1600362400.556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09535" calcext:value-type="float">
            <text:p>0.09535</text:p>
          </table:table-cell>
          <table:table-cell office:value-type="float" office:value="0.011493" calcext:value-type="float">
            <text:p>0.011493</text:p>
          </table:table-cell>
          <table:table-cell office:value-type="float" office:value="0.23992" calcext:value-type="float">
            <text:p>0.239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400.65178" calcext:value-type="float">
            <text:p>1600362400.651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0.043107" calcext:value-type="float">
            <text:p>-0.043107</text:p>
          </table:table-cell>
          <table:table-cell office:value-type="float" office:value="-0.006586" calcext:value-type="float">
            <text:p>-0.006586</text:p>
          </table:table-cell>
          <table:table-cell office:value-type="float" office:value="0.303236" calcext:value-type="float">
            <text:p>0.303236</text:p>
          </table:table-cell>
          <table:table-cell office:value-type="float" office:value="0.052016" calcext:value-type="float">
            <text:p>0.052016</text:p>
          </table:table-cell>
          <table:table-cell office:value-type="float" office:value="0" calcext:value-type="float">
            <text:p>0</text:p>
          </table:table-cell>
          <table:table-cell office:value-type="float" office:value="0.358729" calcext:value-type="float">
            <text:p>0.358729</text:p>
          </table:table-cell>
        </table:table-row>
        <table:table-row table:style-name="ro1">
          <table:table-cell office:value-type="float" office:value="1600362400.759" calcext:value-type="float">
            <text:p>1600362400.7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04285" calcext:value-type="float">
            <text:p>0.04285</text:p>
          </table:table-cell>
          <table:table-cell office:value-type="float" office:value="0.00552" calcext:value-type="float">
            <text:p>0.00552</text:p>
          </table:table-cell>
          <table:table-cell office:value-type="float" office:value="0.256225" calcext:value-type="float">
            <text:p>0.256225</text:p>
          </table:table-cell>
          <table:table-cell office:value-type="float" office:value="-0.052089" calcext:value-type="float">
            <text:p>-0.052089</text:p>
          </table:table-cell>
          <table:table-cell office:value-type="float" office:value="0" calcext:value-type="float">
            <text:p>0</text:p>
          </table:table-cell>
          <table:table-cell office:value-type="float" office:value="0.359237" calcext:value-type="float">
            <text:p>0.359237</text:p>
          </table:table-cell>
        </table:table-row>
        <table:table-row table:style-name="ro1">
          <table:table-cell office:value-type="float" office:value="1600362400.86477" calcext:value-type="float">
            <text:p>1600362400.864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04285" calcext:value-type="float">
            <text:p>0.04285</text:p>
          </table:table-cell>
          <table:table-cell office:value-type="float" office:value="0.00552" calcext:value-type="float">
            <text:p>0.00552</text:p>
          </table:table-cell>
          <table:table-cell office:value-type="float" office:value="0.256225" calcext:value-type="float">
            <text:p>0.2562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4819" calcext:value-type="float">
            <text:p>0.714819</text:p>
          </table:table-cell>
        </table:table-row>
        <table:table-row table:style-name="ro1">
          <table:table-cell office:value-type="float" office:value="1600362400.95932" calcext:value-type="float">
            <text:p>1600362400.959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0.00598" calcext:value-type="float">
            <text:p>-0.00598</text:p>
          </table:table-cell>
          <table:table-cell office:value-type="float" office:value="-0.000909" calcext:value-type="float">
            <text:p>-0.000909</text:p>
          </table:table-cell>
          <table:table-cell office:value-type="float" office:value="0.301804" calcext:value-type="float">
            <text:p>0.3018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401.04591" calcext:value-type="float">
            <text:p>1600362401.045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029347" calcext:value-type="float">
            <text:p>0.029347</text:p>
          </table:table-cell>
          <table:table-cell office:value-type="float" office:value="0.004585" calcext:value-type="float">
            <text:p>0.004585</text:p>
          </table:table-cell>
          <table:table-cell office:value-type="float" office:value="0.309937" calcext:value-type="float">
            <text:p>0.3099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4519" calcext:value-type="float">
            <text:p>0.714519</text:p>
          </table:table-cell>
        </table:table-row>
        <table:table-row table:style-name="ro1">
          <table:table-cell office:value-type="float" office:value="1600362401.15603" calcext:value-type="float">
            <text:p>1600362401.15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026643" calcext:value-type="float">
            <text:p>0.026643</text:p>
          </table:table-cell>
          <table:table-cell office:value-type="float" office:value="0.005829" calcext:value-type="float">
            <text:p>0.005829</text:p>
          </table:table-cell>
          <table:table-cell office:value-type="float" office:value="0.430777" calcext:value-type="float">
            <text:p>0.4307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5432" calcext:value-type="float">
            <text:p>0.715432</text:p>
          </table:table-cell>
        </table:table-row>
        <table:table-row table:style-name="ro1">
          <table:table-cell office:value-type="float" office:value="1600362401.25027" calcext:value-type="float">
            <text:p>1600362401.25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011962" calcext:value-type="float">
            <text:p>0.011962</text:p>
          </table:table-cell>
          <table:table-cell office:value-type="float" office:value="0.002638" calcext:value-type="float">
            <text:p>0.002638</text:p>
          </table:table-cell>
          <table:table-cell office:value-type="float" office:value="0.434056" calcext:value-type="float">
            <text:p>0.4340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401.3704" calcext:value-type="float">
            <text:p>1600362401.37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011962" calcext:value-type="float">
            <text:p>0.011962</text:p>
          </table:table-cell>
          <table:table-cell office:value-type="float" office:value="0.002638" calcext:value-type="float">
            <text:p>0.002638</text:p>
          </table:table-cell>
          <table:table-cell office:value-type="float" office:value="0.434056" calcext:value-type="float">
            <text:p>0.4340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5771" calcext:value-type="float">
            <text:p>0.715771</text:p>
          </table:table-cell>
        </table:table-row>
        <table:table-row table:style-name="ro1">
          <table:table-cell office:value-type="float" office:value="1600362401.45533" calcext:value-type="float">
            <text:p>1600362401.455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0.012993" calcext:value-type="float">
            <text:p>-0.012993</text:p>
          </table:table-cell>
          <table:table-cell office:value-type="float" office:value="-0.002098" calcext:value-type="float">
            <text:p>-0.002098</text:p>
          </table:table-cell>
          <table:table-cell office:value-type="float" office:value="0.320211" calcext:value-type="float">
            <text:p>0.320211</text:p>
          </table:table-cell>
          <table:table-cell office:value-type="float" office:value="-0.05166" calcext:value-type="float">
            <text:p>-0.05166</text:p>
          </table:table-cell>
          <table:table-cell office:value-type="float" office:value="0" calcext:value-type="float">
            <text:p>0</text:p>
          </table:table-cell>
          <table:table-cell office:value-type="float" office:value="0.356273" calcext:value-type="float">
            <text:p>0.356273</text:p>
          </table:table-cell>
        </table:table-row>
        <table:table-row table:style-name="ro1">
          <table:table-cell office:value-type="float" office:value="1600362401.55201" calcext:value-type="float">
            <text:p>1600362401.552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0.020555" calcext:value-type="float">
            <text:p>-0.020555</text:p>
          </table:table-cell>
          <table:table-cell office:value-type="float" office:value="-0.003949" calcext:value-type="float">
            <text:p>-0.003949</text:p>
          </table:table-cell>
          <table:table-cell office:value-type="float" office:value="0.379629" calcext:value-type="float">
            <text:p>0.379629</text:p>
          </table:table-cell>
          <table:table-cell office:value-type="float" office:value="-0.051935" calcext:value-type="float">
            <text:p>-0.051935</text:p>
          </table:table-cell>
          <table:table-cell office:value-type="float" office:value="0" calcext:value-type="float">
            <text:p>0</text:p>
          </table:table-cell>
          <table:table-cell office:value-type="float" office:value="0.358173" calcext:value-type="float">
            <text:p>0.358173</text:p>
          </table:table-cell>
        </table:table-row>
        <table:table-row table:style-name="ro1">
          <table:table-cell office:value-type="float" office:value="1600362401.66164" calcext:value-type="float">
            <text:p>1600362401.66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0.020555" calcext:value-type="float">
            <text:p>-0.020555</text:p>
          </table:table-cell>
          <table:table-cell office:value-type="float" office:value="-0.003949" calcext:value-type="float">
            <text:p>-0.003949</text:p>
          </table:table-cell>
          <table:table-cell office:value-type="float" office:value="0.379629" calcext:value-type="float">
            <text:p>0.379629</text:p>
          </table:table-cell>
          <table:table-cell office:value-type="float" office:value="0.0519" calcext:value-type="float">
            <text:p>0.0519</text:p>
          </table:table-cell>
          <table:table-cell office:value-type="float" office:value="0" calcext:value-type="float">
            <text:p>0</text:p>
          </table:table-cell>
          <table:table-cell office:value-type="float" office:value="0.357928" calcext:value-type="float">
            <text:p>0.357928</text:p>
          </table:table-cell>
        </table:table-row>
        <table:table-row table:style-name="ro1">
          <table:table-cell office:value-type="float" office:value="1600362401.76105" calcext:value-type="float">
            <text:p>1600362401.761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54362" calcext:value-type="float">
            <text:p>-0.054362</text:p>
          </table:table-cell>
          <table:table-cell office:value-type="float" office:value="-0.00957" calcext:value-type="float">
            <text:p>-0.00957</text:p>
          </table:table-cell>
          <table:table-cell office:value-type="float" office:value="0.348516" calcext:value-type="float">
            <text:p>0.348516</text:p>
          </table:table-cell>
          <table:table-cell office:value-type="float" office:value="-0.051831" calcext:value-type="float">
            <text:p>-0.051831</text:p>
          </table:table-cell>
          <table:table-cell office:value-type="float" office:value="0" calcext:value-type="float">
            <text:p>0</text:p>
          </table:table-cell>
          <table:table-cell office:value-type="float" office:value="0.357456" calcext:value-type="float">
            <text:p>0.357456</text:p>
          </table:table-cell>
        </table:table-row>
        <table:table-row table:style-name="ro1">
          <table:table-cell office:value-type="float" office:value="1600362401.8647" calcext:value-type="float">
            <text:p>1600362401.86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7396" calcext:value-type="float">
            <text:p>0.037396</text:p>
          </table:table-cell>
          <table:table-cell office:value-type="float" office:value="0.004609" calcext:value-type="float">
            <text:p>0.004609</text:p>
          </table:table-cell>
          <table:table-cell office:value-type="float" office:value="0.245254" calcext:value-type="float">
            <text:p>0.2452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3641" calcext:value-type="float">
            <text:p>0.713641</text:p>
          </table:table-cell>
        </table:table-row>
        <table:table-row table:style-name="ro1">
          <table:table-cell office:value-type="float" office:value="1600362401.96122" calcext:value-type="float">
            <text:p>1600362401.961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35812" calcext:value-type="float">
            <text:p>-0.035812</text:p>
          </table:table-cell>
          <table:table-cell office:value-type="float" office:value="-0.005783" calcext:value-type="float">
            <text:p>-0.005783</text:p>
          </table:table-cell>
          <table:table-cell office:value-type="float" office:value="0.320209" calcext:value-type="float">
            <text:p>0.3202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402.05474" calcext:value-type="float">
            <text:p>1600362402.054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89303" calcext:value-type="float">
            <text:p>-0.089303</text:p>
          </table:table-cell>
          <table:table-cell office:value-type="float" office:value="-0.002556" calcext:value-type="float">
            <text:p>-0.002556</text:p>
          </table:table-cell>
          <table:table-cell office:value-type="float" office:value="0.057232" calcext:value-type="float">
            <text:p>0.057232</text:p>
          </table:table-cell>
          <table:table-cell office:value-type="float" office:value="0.051852" calcext:value-type="float">
            <text:p>0.051852</text:p>
          </table:table-cell>
          <table:table-cell office:value-type="float" office:value="0" calcext:value-type="float">
            <text:p>0</text:p>
          </table:table-cell>
          <table:table-cell office:value-type="float" office:value="-0.357598" calcext:value-type="float">
            <text:p>-0.357598</text:p>
          </table:table-cell>
        </table:table-row>
        <table:table-row table:style-name="ro1">
          <table:table-cell office:value-type="float" office:value="1600362402.17521" calcext:value-type="float">
            <text:p>1600362402.175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89303" calcext:value-type="float">
            <text:p>-0.089303</text:p>
          </table:table-cell>
          <table:table-cell office:value-type="float" office:value="-0.002556" calcext:value-type="float">
            <text:p>-0.002556</text:p>
          </table:table-cell>
          <table:table-cell office:value-type="float" office:value="0.057232" calcext:value-type="float">
            <text:p>0.0572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402.25562" calcext:value-type="float">
            <text:p>1600362402.255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1493" calcext:value-type="float">
            <text:p>0.021493</text:p>
          </table:table-cell>
          <table:table-cell office:value-type="float" office:value="0.000376" calcext:value-type="float">
            <text:p>0.000376</text:p>
          </table:table-cell>
          <table:table-cell office:value-type="float" office:value="0.034997" calcext:value-type="float">
            <text:p>0.0349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402.35065" calcext:value-type="float">
            <text:p>1600362402.350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20404" calcext:value-type="float">
            <text:p>-0.020404</text:p>
          </table:table-cell>
          <table:table-cell office:value-type="float" office:value="0.000417" calcext:value-type="float">
            <text:p>0.000417</text:p>
          </table:table-cell>
          <table:table-cell office:value-type="float" office:value="-0.040893" calcext:value-type="float">
            <text:p>-0.0408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402.47197" calcext:value-type="float">
            <text:p>1600362402.471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20404" calcext:value-type="float">
            <text:p>-0.020404</text:p>
          </table:table-cell>
          <table:table-cell office:value-type="float" office:value="0.000417" calcext:value-type="float">
            <text:p>0.000417</text:p>
          </table:table-cell>
          <table:table-cell office:value-type="float" office:value="-0.040893" calcext:value-type="float">
            <text:p>-0.0408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402.56104" calcext:value-type="float">
            <text:p>1600362402.561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44922" calcext:value-type="float">
            <text:p>-0.044922</text:p>
          </table:table-cell>
          <table:table-cell office:value-type="float" office:value="0.000101" calcext:value-type="float">
            <text:p>0.000101</text:p>
          </table:table-cell>
          <table:table-cell office:value-type="float" office:value="-0.004511" calcext:value-type="float">
            <text:p>-0.0045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402.67578" calcext:value-type="float">
            <text:p>1600362402.675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44922" calcext:value-type="float">
            <text:p>-0.044922</text:p>
          </table:table-cell>
          <table:table-cell office:value-type="float" office:value="0.000101" calcext:value-type="float">
            <text:p>0.000101</text:p>
          </table:table-cell>
          <table:table-cell office:value-type="float" office:value="-0.004511" calcext:value-type="float">
            <text:p>-0.0045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402.75944" calcext:value-type="float">
            <text:p>1600362402.759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2136" calcext:value-type="float">
            <text:p>0.022136</text:p>
          </table:table-cell>
          <table:table-cell office:value-type="float" office:value="0.000216" calcext:value-type="float">
            <text:p>0.000216</text:p>
          </table:table-cell>
          <table:table-cell office:value-type="float" office:value="0.019479" calcext:value-type="float">
            <text:p>0.01947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402.85221" calcext:value-type="float">
            <text:p>1600362402.852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4534" calcext:value-type="float">
            <text:p>-0.004534</text:p>
          </table:table-cell>
          <table:table-cell office:value-type="float" office:value="-0.000011" calcext:value-type="float">
            <text:p>-1.1E-05</text:p>
          </table:table-cell>
          <table:table-cell office:value-type="float" office:value="0.004658" calcext:value-type="float">
            <text:p>0.0046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402.96855" calcext:value-type="float">
            <text:p>1600362402.968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4534" calcext:value-type="float">
            <text:p>-0.004534</text:p>
          </table:table-cell>
          <table:table-cell office:value-type="float" office:value="-0.000011" calcext:value-type="float">
            <text:p>-1.1E-05</text:p>
          </table:table-cell>
          <table:table-cell office:value-type="float" office:value="0.004658" calcext:value-type="float">
            <text:p>0.0046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403.0617" calcext:value-type="float">
            <text:p>1600362403.06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1958" calcext:value-type="float">
            <text:p>0.031958</text:p>
          </table:table-cell>
          <table:table-cell office:value-type="float" office:value="-0.000282" calcext:value-type="float">
            <text:p>-0.000282</text:p>
          </table:table-cell>
          <table:table-cell office:value-type="float" office:value="-0.017667" calcext:value-type="float">
            <text:p>-0.0176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403.19254" calcext:value-type="float">
            <text:p>1600362403.192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1958" calcext:value-type="float">
            <text:p>0.031958</text:p>
          </table:table-cell>
          <table:table-cell office:value-type="float" office:value="-0.000282" calcext:value-type="float">
            <text:p>-0.000282</text:p>
          </table:table-cell>
          <table:table-cell office:value-type="float" office:value="-0.017667" calcext:value-type="float">
            <text:p>-0.0176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403.25576" calcext:value-type="float">
            <text:p>1600362403.255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53578" calcext:value-type="float">
            <text:p>-0.053578</text:p>
          </table:table-cell>
          <table:table-cell office:value-type="float" office:value="-0.000651" calcext:value-type="float">
            <text:p>-0.000651</text:p>
          </table:table-cell>
          <table:table-cell office:value-type="float" office:value="0.024283" calcext:value-type="float">
            <text:p>0.0242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403.36439" calcext:value-type="float">
            <text:p>1600362403.364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1459" calcext:value-type="float">
            <text:p>0.051459</text:p>
          </table:table-cell>
          <table:table-cell office:value-type="float" office:value="-0.000496" calcext:value-type="float">
            <text:p>-0.000496</text:p>
          </table:table-cell>
          <table:table-cell office:value-type="float" office:value="-0.019273" calcext:value-type="float">
            <text:p>-0.0192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403.45822" calcext:value-type="float">
            <text:p>1600362403.458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743" calcext:value-type="float">
            <text:p>-0.007743</text:p>
          </table:table-cell>
          <table:table-cell office:value-type="float" office:value="-0.000043" calcext:value-type="float">
            <text:p>-4.3E-05</text:p>
          </table:table-cell>
          <table:table-cell office:value-type="float" office:value="0.011003" calcext:value-type="float">
            <text:p>0.0110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403.55389" calcext:value-type="float">
            <text:p>1600362403.553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6693" calcext:value-type="float">
            <text:p>-0.006693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-0.007286" calcext:value-type="float">
            <text:p>-0.00728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403.69009" calcext:value-type="float">
            <text:p>1600362403.690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6693" calcext:value-type="float">
            <text:p>-0.006693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-0.007286" calcext:value-type="float">
            <text:p>-0.00728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403.76196" calcext:value-type="float">
            <text:p>1600362403.761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29938" calcext:value-type="float">
            <text:p>-0.029938</text:p>
          </table:table-cell>
          <table:table-cell office:value-type="float" office:value="0.000095" calcext:value-type="float">
            <text:p>9.5E-05</text:p>
          </table:table-cell>
          <table:table-cell office:value-type="float" office:value="-0.006328" calcext:value-type="float">
            <text:p>-0.0063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403.87" calcext:value-type="float">
            <text:p>1600362403.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976" calcext:value-type="float">
            <text:p>0.03976</text:p>
          </table:table-cell>
          <table:table-cell office:value-type="float" office:value="0.000329" calcext:value-type="float">
            <text:p>0.000329</text:p>
          </table:table-cell>
          <table:table-cell office:value-type="float" office:value="0.016567" calcext:value-type="float">
            <text:p>0.0165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403.98987" calcext:value-type="float">
            <text:p>1600362403.989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976" calcext:value-type="float">
            <text:p>0.03976</text:p>
          </table:table-cell>
          <table:table-cell office:value-type="float" office:value="0.000329" calcext:value-type="float">
            <text:p>0.000329</text:p>
          </table:table-cell>
          <table:table-cell office:value-type="float" office:value="0.016567" calcext:value-type="float">
            <text:p>0.0165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404.05597" calcext:value-type="float">
            <text:p>1600362404.055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113" calcext:value-type="float">
            <text:p>-0.000113</text:p>
          </table:table-cell>
          <table:table-cell office:value-type="float" office:value="0" calcext:value-type="float">
            <text:p>0</text:p>
          </table:table-cell>
          <table:table-cell office:value-type="float" office:value="-0.004891" calcext:value-type="float">
            <text:p>-0.0048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404.14724" calcext:value-type="float">
            <text:p>1600362404.147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5984" calcext:value-type="float">
            <text:p>0.025984</text:p>
          </table:table-cell>
          <table:table-cell office:value-type="float" office:value="-0.000356" calcext:value-type="float">
            <text:p>-0.000356</text:p>
          </table:table-cell>
          <table:table-cell office:value-type="float" office:value="-0.027362" calcext:value-type="float">
            <text:p>-0.02736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404.27549" calcext:value-type="float">
            <text:p>1600362404.275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5984" calcext:value-type="float">
            <text:p>0.025984</text:p>
          </table:table-cell>
          <table:table-cell office:value-type="float" office:value="-0.000356" calcext:value-type="float">
            <text:p>-0.000356</text:p>
          </table:table-cell>
          <table:table-cell office:value-type="float" office:value="-0.027362" calcext:value-type="float">
            <text:p>-0.02736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404.35615" calcext:value-type="float">
            <text:p>1600362404.356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29164" calcext:value-type="float">
            <text:p>-0.029164</text:p>
          </table:table-cell>
          <table:table-cell office:value-type="float" office:value="0.000216" calcext:value-type="float">
            <text:p>0.000216</text:p>
          </table:table-cell>
          <table:table-cell office:value-type="float" office:value="-0.01479" calcext:value-type="float">
            <text:p>-0.0147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404.47094" calcext:value-type="float">
            <text:p>1600362404.470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29164" calcext:value-type="float">
            <text:p>-0.029164</text:p>
          </table:table-cell>
          <table:table-cell office:value-type="float" office:value="0.000216" calcext:value-type="float">
            <text:p>0.000216</text:p>
          </table:table-cell>
          <table:table-cell office:value-type="float" office:value="-0.01479" calcext:value-type="float">
            <text:p>-0.0147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404.56142" calcext:value-type="float">
            <text:p>1600362404.561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3229" calcext:value-type="float">
            <text:p>0.033229</text:p>
          </table:table-cell>
          <table:table-cell office:value-type="float" office:value="-0.000268" calcext:value-type="float">
            <text:p>-0.000268</text:p>
          </table:table-cell>
          <table:table-cell office:value-type="float" office:value="-0.016156" calcext:value-type="float">
            <text:p>-0.0161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404.67182" calcext:value-type="float">
            <text:p>1600362404.671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55711" calcext:value-type="float">
            <text:p>-0.055711</text:p>
          </table:table-cell>
          <table:table-cell office:value-type="float" office:value="-0.001736" calcext:value-type="float">
            <text:p>-0.001736</text:p>
          </table:table-cell>
          <table:table-cell office:value-type="float" office:value="0.062315" calcext:value-type="float">
            <text:p>0.0623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404.77821" calcext:value-type="float">
            <text:p>1600362404.778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55711" calcext:value-type="float">
            <text:p>-0.055711</text:p>
          </table:table-cell>
          <table:table-cell office:value-type="float" office:value="-0.001736" calcext:value-type="float">
            <text:p>-0.001736</text:p>
          </table:table-cell>
          <table:table-cell office:value-type="float" office:value="0.062315" calcext:value-type="float">
            <text:p>0.0623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404.85786" calcext:value-type="float">
            <text:p>1600362404.857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731" calcext:value-type="float">
            <text:p>0.002731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1451" calcext:value-type="float">
            <text:p>0.014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404.95003" calcext:value-type="float">
            <text:p>1600362404.95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7443" calcext:value-type="float">
            <text:p>0.027443</text:p>
          </table:table-cell>
          <table:table-cell office:value-type="float" office:value="-0.000203" calcext:value-type="float">
            <text:p>-0.000203</text:p>
          </table:table-cell>
          <table:table-cell office:value-type="float" office:value="-0.014782" calcext:value-type="float">
            <text:p>-0.01478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405.06725" calcext:value-type="float">
            <text:p>1600362405.067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1039" calcext:value-type="float">
            <text:p>0.011039</text:p>
          </table:table-cell>
          <table:table-cell office:value-type="float" office:value="-0.000085" calcext:value-type="float">
            <text:p>-8.5E-05</text:p>
          </table:table-cell>
          <table:table-cell office:value-type="float" office:value="-0.015343" calcext:value-type="float">
            <text:p>-0.0153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405.16016" calcext:value-type="float">
            <text:p>1600362405.160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1039" calcext:value-type="float">
            <text:p>0.011039</text:p>
          </table:table-cell>
          <table:table-cell office:value-type="float" office:value="-0.000085" calcext:value-type="float">
            <text:p>-8.5E-05</text:p>
          </table:table-cell>
          <table:table-cell office:value-type="float" office:value="-0.015343" calcext:value-type="float">
            <text:p>-0.0153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405.25901" calcext:value-type="float">
            <text:p>1600362405.259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-0.045371" calcext:value-type="float">
            <text:p>-0.045371</text:p>
          </table:table-cell>
          <table:table-cell office:value-type="float" office:value="-0.000246" calcext:value-type="float">
            <text:p>-0.000246</text:p>
          </table:table-cell>
          <table:table-cell office:value-type="float" office:value="0.010847" calcext:value-type="float">
            <text:p>0.0108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405.35729" calcext:value-type="float">
            <text:p>1600362405.357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.044105" calcext:value-type="float">
            <text:p>0.044105</text:p>
          </table:table-cell>
          <table:table-cell office:value-type="float" office:value="-0.000007" calcext:value-type="float">
            <text:p>-7E-06</text:p>
          </table:table-cell>
          <table:table-cell office:value-type="float" office:value="-0.000319" calcext:value-type="float">
            <text:p>-0.0003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405.46259" calcext:value-type="float">
            <text:p>1600362405.462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-0.013132" calcext:value-type="float">
            <text:p>-0.013132</text:p>
          </table:table-cell>
          <table:table-cell office:value-type="float" office:value="-0.000122" calcext:value-type="float">
            <text:p>-0.000122</text:p>
          </table:table-cell>
          <table:table-cell office:value-type="float" office:value="0.018517" calcext:value-type="float">
            <text:p>0.018517</text:p>
          </table:table-cell>
          <table:table-cell office:value-type="float" office:value="-0.051769" calcext:value-type="float">
            <text:p>-0.051769</text:p>
          </table:table-cell>
          <table:table-cell office:value-type="float" office:value="0" calcext:value-type="float">
            <text:p>0</text:p>
          </table:table-cell>
          <table:table-cell office:value-type="float" office:value="-0.357027" calcext:value-type="float">
            <text:p>-0.357027</text:p>
          </table:table-cell>
        </table:table-row>
        <table:table-row table:style-name="ro1">
          <table:table-cell office:value-type="float" office:value="1600362405.55117" calcext:value-type="float">
            <text:p>1600362405.55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-0.168542" calcext:value-type="float">
            <text:p>-0.168542</text:p>
          </table:table-cell>
          <table:table-cell office:value-type="float" office:value="0.016852" calcext:value-type="float">
            <text:p>0.016852</text:p>
          </table:table-cell>
          <table:table-cell office:value-type="float" office:value="-0.199313" calcext:value-type="float">
            <text:p>-0.1993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16114" calcext:value-type="float">
            <text:p>-0.716114</text:p>
          </table:table-cell>
        </table:table-row>
        <table:table-row table:style-name="ro1">
          <table:table-cell office:value-type="float" office:value="1600362405.67619" calcext:value-type="float">
            <text:p>1600362405.676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-0.168542" calcext:value-type="float">
            <text:p>-0.168542</text:p>
          </table:table-cell>
          <table:table-cell office:value-type="float" office:value="0.016852" calcext:value-type="float">
            <text:p>0.016852</text:p>
          </table:table-cell>
          <table:table-cell office:value-type="float" office:value="-0.199313" calcext:value-type="float">
            <text:p>-0.1993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405.75937" calcext:value-type="float">
            <text:p>1600362405.759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.065222" calcext:value-type="float">
            <text:p>0.065222</text:p>
          </table:table-cell>
          <table:table-cell office:value-type="float" office:value="-0.01816" calcext:value-type="float">
            <text:p>-0.01816</text:p>
          </table:table-cell>
          <table:table-cell office:value-type="float" office:value="-0.543111" calcext:value-type="float">
            <text:p>-0.543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15398" calcext:value-type="float">
            <text:p>-0.715398</text:p>
          </table:table-cell>
        </table:table-row>
        <table:table-row table:style-name="ro1">
          <table:table-cell office:value-type="float" office:value="1600362405.84626" calcext:value-type="float">
            <text:p>1600362405.846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.041668" calcext:value-type="float">
            <text:p>0.041668</text:p>
          </table:table-cell>
          <table:table-cell office:value-type="float" office:value="-0.005691" calcext:value-type="float">
            <text:p>-0.005691</text:p>
          </table:table-cell>
          <table:table-cell office:value-type="float" office:value="-0.271468" calcext:value-type="float">
            <text:p>-0.2714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405.96323" calcext:value-type="float">
            <text:p>1600362405.963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.01379" calcext:value-type="float">
            <text:p>0.01379</text:p>
          </table:table-cell>
          <table:table-cell office:value-type="float" office:value="-0.001725" calcext:value-type="float">
            <text:p>-0.001725</text:p>
          </table:table-cell>
          <table:table-cell office:value-type="float" office:value="-0.24892" calcext:value-type="float">
            <text:p>-0.248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406.05531" calcext:value-type="float">
            <text:p>1600362406.055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-0.065988" calcext:value-type="float">
            <text:p>-0.065988</text:p>
          </table:table-cell>
          <table:table-cell office:value-type="float" office:value="0.008813" calcext:value-type="float">
            <text:p>0.008813</text:p>
          </table:table-cell>
          <table:table-cell office:value-type="float" office:value="-0.265529" calcext:value-type="float">
            <text:p>-0.2655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15806" calcext:value-type="float">
            <text:p>-0.715806</text:p>
          </table:table-cell>
        </table:table-row>
        <table:table-row table:style-name="ro1">
          <table:table-cell office:value-type="float" office:value="1600362406.17293" calcext:value-type="float">
            <text:p>1600362406.172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-0.065988" calcext:value-type="float">
            <text:p>-0.065988</text:p>
          </table:table-cell>
          <table:table-cell office:value-type="float" office:value="0.008813" calcext:value-type="float">
            <text:p>0.008813</text:p>
          </table:table-cell>
          <table:table-cell office:value-type="float" office:value="-0.265529" calcext:value-type="float">
            <text:p>-0.265529</text:p>
          </table:table-cell>
          <table:table-cell office:value-type="float" office:value="-0.051808" calcext:value-type="float">
            <text:p>-0.051808</text:p>
          </table:table-cell>
          <table:table-cell office:value-type="float" office:value="0" calcext:value-type="float">
            <text:p>0</text:p>
          </table:table-cell>
          <table:table-cell office:value-type="float" office:value="-0.357295" calcext:value-type="float">
            <text:p>-0.357295</text:p>
          </table:table-cell>
        </table:table-row>
        <table:table-row table:style-name="ro1">
          <table:table-cell office:value-type="float" office:value="1600362406.25473" calcext:value-type="float">
            <text:p>1600362406.25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.047455" calcext:value-type="float">
            <text:p>0.047455</text:p>
          </table:table-cell>
          <table:table-cell office:value-type="float" office:value="-0.005677" calcext:value-type="float">
            <text:p>-0.005677</text:p>
          </table:table-cell>
          <table:table-cell office:value-type="float" office:value="-0.238141" calcext:value-type="float">
            <text:p>-0.23814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406.356" calcext:value-type="float">
            <text:p>1600362406.3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-0.019434" calcext:value-type="float">
            <text:p>-0.019434</text:p>
          </table:table-cell>
          <table:table-cell office:value-type="float" office:value="0.001769" calcext:value-type="float">
            <text:p>0.001769</text:p>
          </table:table-cell>
          <table:table-cell office:value-type="float" office:value="-0.181565" calcext:value-type="float">
            <text:p>-0.181565</text:p>
          </table:table-cell>
          <table:table-cell office:value-type="float" office:value="0.051973" calcext:value-type="float">
            <text:p>0.051973</text:p>
          </table:table-cell>
          <table:table-cell office:value-type="float" office:value="0" calcext:value-type="float">
            <text:p>0</text:p>
          </table:table-cell>
          <table:table-cell office:value-type="float" office:value="-0.358435" calcext:value-type="float">
            <text:p>-0.358435</text:p>
          </table:table-cell>
        </table:table-row>
        <table:table-row table:style-name="ro1">
          <table:table-cell office:value-type="float" office:value="1600362406.49285" calcext:value-type="float">
            <text:p>1600362406.492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-0.019434" calcext:value-type="float">
            <text:p>-0.019434</text:p>
          </table:table-cell>
          <table:table-cell office:value-type="float" office:value="0.001769" calcext:value-type="float">
            <text:p>0.001769</text:p>
          </table:table-cell>
          <table:table-cell office:value-type="float" office:value="-0.181565" calcext:value-type="float">
            <text:p>-0.181565</text:p>
          </table:table-cell>
          <table:table-cell office:value-type="float" office:value="0.051843" calcext:value-type="float">
            <text:p>0.051843</text:p>
          </table:table-cell>
          <table:table-cell office:value-type="float" office:value="0" calcext:value-type="float">
            <text:p>0</text:p>
          </table:table-cell>
          <table:table-cell office:value-type="float" office:value="-0.357538" calcext:value-type="float">
            <text:p>-0.357538</text:p>
          </table:table-cell>
        </table:table-row>
        <table:table-row table:style-name="ro1">
          <table:table-cell office:value-type="float" office:value="1600362406.55649" calcext:value-type="float">
            <text:p>1600362406.556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.007088" calcext:value-type="float">
            <text:p>0.007088</text:p>
          </table:table-cell>
          <table:table-cell office:value-type="float" office:value="-0.000733" calcext:value-type="float">
            <text:p>-0.000733</text:p>
          </table:table-cell>
          <table:table-cell office:value-type="float" office:value="-0.206041" calcext:value-type="float">
            <text:p>-0.20604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406.66326" calcext:value-type="float">
            <text:p>1600362406.663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.058521" calcext:value-type="float">
            <text:p>0.058521</text:p>
          </table:table-cell>
          <table:table-cell office:value-type="float" office:value="-0.00806" calcext:value-type="float">
            <text:p>-0.00806</text:p>
          </table:table-cell>
          <table:table-cell office:value-type="float" office:value="-0.273717" calcext:value-type="float">
            <text:p>-0.2737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14998" calcext:value-type="float">
            <text:p>-0.714998</text:p>
          </table:table-cell>
        </table:table-row>
        <table:table-row table:style-name="ro1">
          <table:table-cell office:value-type="float" office:value="1600362406.76233" calcext:value-type="float">
            <text:p>1600362406.762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.00169" calcext:value-type="float">
            <text:p>0.00169</text:p>
          </table:table-cell>
          <table:table-cell office:value-type="float" office:value="-0.000259" calcext:value-type="float">
            <text:p>-0.000259</text:p>
          </table:table-cell>
          <table:table-cell office:value-type="float" office:value="-0.303932" calcext:value-type="float">
            <text:p>-0.303932</text:p>
          </table:table-cell>
          <table:table-cell office:value-type="float" office:value="0.051846" calcext:value-type="float">
            <text:p>0.051846</text:p>
          </table:table-cell>
          <table:table-cell office:value-type="float" office:value="0" calcext:value-type="float">
            <text:p>0</text:p>
          </table:table-cell>
          <table:table-cell office:value-type="float" office:value="-0.357559" calcext:value-type="float">
            <text:p>-0.357559</text:p>
          </table:table-cell>
        </table:table-row>
        <table:table-row table:style-name="ro1">
          <table:table-cell office:value-type="float" office:value="1600362406.88688" calcext:value-type="float">
            <text:p>1600362406.88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.00169" calcext:value-type="float">
            <text:p>0.00169</text:p>
          </table:table-cell>
          <table:table-cell office:value-type="float" office:value="-0.000259" calcext:value-type="float">
            <text:p>-0.000259</text:p>
          </table:table-cell>
          <table:table-cell office:value-type="float" office:value="-0.303932" calcext:value-type="float">
            <text:p>-0.3039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406.95782" calcext:value-type="float">
            <text:p>1600362406.957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.037236" calcext:value-type="float">
            <text:p>0.037236</text:p>
          </table:table-cell>
          <table:table-cell office:value-type="float" office:value="-0.005625" calcext:value-type="float">
            <text:p>-0.005625</text:p>
          </table:table-cell>
          <table:table-cell office:value-type="float" office:value="-0.299853" calcext:value-type="float">
            <text:p>-0.2998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16554" calcext:value-type="float">
            <text:p>-0.716554</text:p>
          </table:table-cell>
        </table:table-row>
        <table:table-row table:style-name="ro1">
          <table:table-cell office:value-type="float" office:value="1600362407.06326" calcext:value-type="float">
            <text:p>1600362407.063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-0.012881" calcext:value-type="float">
            <text:p>-0.012881</text:p>
          </table:table-cell>
          <table:table-cell office:value-type="float" office:value="0.001713" calcext:value-type="float">
            <text:p>0.001713</text:p>
          </table:table-cell>
          <table:table-cell office:value-type="float" office:value="-0.264404" calcext:value-type="float">
            <text:p>-0.264404</text:p>
          </table:table-cell>
          <table:table-cell office:value-type="float" office:value="0.051862" calcext:value-type="float">
            <text:p>0.051862</text:p>
          </table:table-cell>
          <table:table-cell office:value-type="float" office:value="0" calcext:value-type="float">
            <text:p>0</text:p>
          </table:table-cell>
          <table:table-cell office:value-type="float" office:value="-0.357667" calcext:value-type="float">
            <text:p>-0.357667</text:p>
          </table:table-cell>
        </table:table-row>
        <table:table-row table:style-name="ro1">
          <table:table-cell office:value-type="float" office:value="1600362407.16335" calcext:value-type="float">
            <text:p>1600362407.163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.048926" calcext:value-type="float">
            <text:p>0.048926</text:p>
          </table:table-cell>
          <table:table-cell office:value-type="float" office:value="-0.00693" calcext:value-type="float">
            <text:p>-0.00693</text:p>
          </table:table-cell>
          <table:table-cell office:value-type="float" office:value="-0.281425" calcext:value-type="float">
            <text:p>-0.2814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15141" calcext:value-type="float">
            <text:p>-0.715141</text:p>
          </table:table-cell>
        </table:table-row>
        <table:table-row table:style-name="ro1">
          <table:table-cell office:value-type="float" office:value="1600362407.25732" calcext:value-type="float">
            <text:p>1600362407.257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.040607" calcext:value-type="float">
            <text:p>0.040607</text:p>
          </table:table-cell>
          <table:table-cell office:value-type="float" office:value="-0.00612" calcext:value-type="float">
            <text:p>-0.00612</text:p>
          </table:table-cell>
          <table:table-cell office:value-type="float" office:value="-0.29917" calcext:value-type="float">
            <text:p>-0.299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407.38411" calcext:value-type="float">
            <text:p>1600362407.384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.040607" calcext:value-type="float">
            <text:p>0.040607</text:p>
          </table:table-cell>
          <table:table-cell office:value-type="float" office:value="-0.00612" calcext:value-type="float">
            <text:p>-0.00612</text:p>
          </table:table-cell>
          <table:table-cell office:value-type="float" office:value="-0.29917" calcext:value-type="float">
            <text:p>-0.299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07428" calcext:value-type="float">
            <text:p>-0.707428</text:p>
          </table:table-cell>
        </table:table-row>
        <table:table-row table:style-name="ro1">
          <table:table-cell office:value-type="float" office:value="1600362407.46193" calcext:value-type="float">
            <text:p>1600362407.461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-0.04247" calcext:value-type="float">
            <text:p>-0.04247</text:p>
          </table:table-cell>
          <table:table-cell office:value-type="float" office:value="0.006781" calcext:value-type="float">
            <text:p>0.006781</text:p>
          </table:table-cell>
          <table:table-cell office:value-type="float" office:value="-0.31664" calcext:value-type="float">
            <text:p>-0.316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23367" calcext:value-type="float">
            <text:p>-0.723367</text:p>
          </table:table-cell>
        </table:table-row>
        <table:table-row table:style-name="ro1">
          <table:table-cell office:value-type="float" office:value="1600362407.5822" calcext:value-type="float">
            <text:p>1600362407.58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-0.04247" calcext:value-type="float">
            <text:p>-0.04247</text:p>
          </table:table-cell>
          <table:table-cell office:value-type="float" office:value="0.006781" calcext:value-type="float">
            <text:p>0.006781</text:p>
          </table:table-cell>
          <table:table-cell office:value-type="float" office:value="-0.31664" calcext:value-type="float">
            <text:p>-0.31664</text:p>
          </table:table-cell>
          <table:table-cell office:value-type="float" office:value="0.051855" calcext:value-type="float">
            <text:p>0.051855</text:p>
          </table:table-cell>
          <table:table-cell office:value-type="float" office:value="0" calcext:value-type="float">
            <text:p>0</text:p>
          </table:table-cell>
          <table:table-cell office:value-type="float" office:value="-0.357617" calcext:value-type="float">
            <text:p>-0.357617</text:p>
          </table:table-cell>
        </table:table-row>
        <table:table-row table:style-name="ro1">
          <table:table-cell office:value-type="float" office:value="1600362407.65726" calcext:value-type="float">
            <text:p>1600362407.657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.049366" calcext:value-type="float">
            <text:p>0.049366</text:p>
          </table:table-cell>
          <table:table-cell office:value-type="float" office:value="-0.010696" calcext:value-type="float">
            <text:p>-0.010696</text:p>
          </table:table-cell>
          <table:table-cell office:value-type="float" office:value="-0.426741" calcext:value-type="float">
            <text:p>-0.4267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14846" calcext:value-type="float">
            <text:p>-0.714846</text:p>
          </table:table-cell>
        </table:table-row>
        <table:table-row table:style-name="ro1">
          <table:table-cell office:value-type="float" office:value="1600362407.76364" calcext:value-type="float">
            <text:p>1600362407.76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.039497" calcext:value-type="float">
            <text:p>0.039497</text:p>
          </table:table-cell>
          <table:table-cell office:value-type="float" office:value="-0.008384" calcext:value-type="float">
            <text:p>-0.008384</text:p>
          </table:table-cell>
          <table:table-cell office:value-type="float" office:value="-0.41833" calcext:value-type="float">
            <text:p>-0.41833</text:p>
          </table:table-cell>
          <table:table-cell office:value-type="float" office:value="-0.0518" calcext:value-type="float">
            <text:p>-0.0518</text:p>
          </table:table-cell>
          <table:table-cell office:value-type="float" office:value="0" calcext:value-type="float">
            <text:p>0</text:p>
          </table:table-cell>
          <table:table-cell office:value-type="float" office:value="-0.357238" calcext:value-type="float">
            <text:p>-0.357238</text:p>
          </table:table-cell>
        </table:table-row>
        <table:table-row table:style-name="ro1">
          <table:table-cell office:value-type="float" office:value="1600362407.86174" calcext:value-type="float">
            <text:p>1600362407.861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-0.012538" calcext:value-type="float">
            <text:p>-0.012538</text:p>
          </table:table-cell>
          <table:table-cell office:value-type="float" office:value="0.002131" calcext:value-type="float">
            <text:p>0.002131</text:p>
          </table:table-cell>
          <table:table-cell office:value-type="float" office:value="-0.336674" calcext:value-type="float">
            <text:p>-0.336674</text:p>
          </table:table-cell>
          <table:table-cell office:value-type="float" office:value="0.051812" calcext:value-type="float">
            <text:p>0.051812</text:p>
          </table:table-cell>
          <table:table-cell office:value-type="float" office:value="0" calcext:value-type="float">
            <text:p>0</text:p>
          </table:table-cell>
          <table:table-cell office:value-type="float" office:value="-0.357324" calcext:value-type="float">
            <text:p>-0.357324</text:p>
          </table:table-cell>
        </table:table-row>
        <table:table-row table:style-name="ro1">
          <table:table-cell office:value-type="float" office:value="1600362407.95362" calcext:value-type="float">
            <text:p>1600362407.953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-0.029662" calcext:value-type="float">
            <text:p>-0.029662</text:p>
          </table:table-cell>
          <table:table-cell office:value-type="float" office:value="0.005726" calcext:value-type="float">
            <text:p>0.005726</text:p>
          </table:table-cell>
          <table:table-cell office:value-type="float" office:value="-0.381406" calcext:value-type="float">
            <text:p>-0.381406</text:p>
          </table:table-cell>
          <table:table-cell office:value-type="float" office:value="-0.051873" calcext:value-type="float">
            <text:p>-0.051873</text:p>
          </table:table-cell>
          <table:table-cell office:value-type="float" office:value="0" calcext:value-type="float">
            <text:p>0</text:p>
          </table:table-cell>
          <table:table-cell office:value-type="float" office:value="-0.357745" calcext:value-type="float">
            <text:p>-0.357745</text:p>
          </table:table-cell>
        </table:table-row>
        <table:table-row table:style-name="ro1">
          <table:table-cell office:value-type="float" office:value="1600362408.0638" calcext:value-type="float">
            <text:p>1600362408.06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-0.029662" calcext:value-type="float">
            <text:p>-0.029662</text:p>
          </table:table-cell>
          <table:table-cell office:value-type="float" office:value="0.005726" calcext:value-type="float">
            <text:p>0.005726</text:p>
          </table:table-cell>
          <table:table-cell office:value-type="float" office:value="-0.381406" calcext:value-type="float">
            <text:p>-0.3814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15492" calcext:value-type="float">
            <text:p>-0.715492</text:p>
          </table:table-cell>
        </table:table-row>
        <table:table-row table:style-name="ro1">
          <table:table-cell office:value-type="float" office:value="1600362408.15751" calcext:value-type="float">
            <text:p>1600362408.157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-0.072351" calcext:value-type="float">
            <text:p>-0.072351</text:p>
          </table:table-cell>
          <table:table-cell office:value-type="float" office:value="0.01358" calcext:value-type="float">
            <text:p>0.01358</text:p>
          </table:table-cell>
          <table:table-cell office:value-type="float" office:value="-0.371082" calcext:value-type="float">
            <text:p>-0.371082</text:p>
          </table:table-cell>
          <table:table-cell office:value-type="float" office:value="-0.051867" calcext:value-type="float">
            <text:p>-0.051867</text:p>
          </table:table-cell>
          <table:table-cell office:value-type="float" office:value="0" calcext:value-type="float">
            <text:p>0</text:p>
          </table:table-cell>
          <table:table-cell office:value-type="float" office:value="-0.357706" calcext:value-type="float">
            <text:p>-0.357706</text:p>
          </table:table-cell>
        </table:table-row>
        <table:table-row table:style-name="ro1">
          <table:table-cell office:value-type="float" office:value="1600362408.24752" calcext:value-type="float">
            <text:p>1600362408.247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.0284" calcext:value-type="float">
            <text:p>0.0284</text:p>
          </table:table-cell>
          <table:table-cell office:value-type="float" office:value="-0.005123" calcext:value-type="float">
            <text:p>-0.005123</text:p>
          </table:table-cell>
          <table:table-cell office:value-type="float" office:value="-0.356934" calcext:value-type="float">
            <text:p>-0.35693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408.35689" calcext:value-type="float">
            <text:p>1600362408.356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-0.030144" calcext:value-type="float">
            <text:p>-0.030144</text:p>
          </table:table-cell>
          <table:table-cell office:value-type="float" office:value="0.004195" calcext:value-type="float">
            <text:p>0.004195</text:p>
          </table:table-cell>
          <table:table-cell office:value-type="float" office:value="-0.276523" calcext:value-type="float">
            <text:p>-0.276523</text:p>
          </table:table-cell>
          <table:table-cell office:value-type="float" office:value="-0.051788" calcext:value-type="float">
            <text:p>-0.051788</text:p>
          </table:table-cell>
          <table:table-cell office:value-type="float" office:value="0" calcext:value-type="float">
            <text:p>0</text:p>
          </table:table-cell>
          <table:table-cell office:value-type="float" office:value="-0.35716" calcext:value-type="float">
            <text:p>-0.35716</text:p>
          </table:table-cell>
        </table:table-row>
        <table:table-row table:style-name="ro1">
          <table:table-cell office:value-type="float" office:value="1600362408.46048" calcext:value-type="float">
            <text:p>1600362408.46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-0.030144" calcext:value-type="float">
            <text:p>-0.030144</text:p>
          </table:table-cell>
          <table:table-cell office:value-type="float" office:value="0.004195" calcext:value-type="float">
            <text:p>0.004195</text:p>
          </table:table-cell>
          <table:table-cell office:value-type="float" office:value="-0.276523" calcext:value-type="float">
            <text:p>-0.276523</text:p>
          </table:table-cell>
          <table:table-cell office:value-type="float" office:value="0.051827" calcext:value-type="float">
            <text:p>0.051827</text:p>
          </table:table-cell>
          <table:table-cell office:value-type="float" office:value="0" calcext:value-type="float">
            <text:p>0</text:p>
          </table:table-cell>
          <table:table-cell office:value-type="float" office:value="-0.357427" calcext:value-type="float">
            <text:p>-0.357427</text:p>
          </table:table-cell>
        </table:table-row>
        <table:table-row table:style-name="ro1">
          <table:table-cell office:value-type="float" office:value="1600362408.5569" calcext:value-type="float">
            <text:p>1600362408.55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-0.076547" calcext:value-type="float">
            <text:p>-0.076547</text:p>
          </table:table-cell>
          <table:table-cell office:value-type="float" office:value="0.012131" calcext:value-type="float">
            <text:p>0.012131</text:p>
          </table:table-cell>
          <table:table-cell office:value-type="float" office:value="-0.314349" calcext:value-type="float">
            <text:p>-0.3143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14919" calcext:value-type="float">
            <text:p>-0.714919</text:p>
          </table:table-cell>
        </table:table-row>
        <table:table-row table:style-name="ro1">
          <table:table-cell office:value-type="float" office:value="1600362408.65444" calcext:value-type="float">
            <text:p>1600362408.65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-0.004165" calcext:value-type="float">
            <text:p>-0.004165</text:p>
          </table:table-cell>
          <table:table-cell office:value-type="float" office:value="0.000819" calcext:value-type="float">
            <text:p>0.000819</text:p>
          </table:table-cell>
          <table:table-cell office:value-type="float" office:value="-0.388389" calcext:value-type="float">
            <text:p>-0.38838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408.75745" calcext:value-type="float">
            <text:p>1600362408.757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.02459" calcext:value-type="float">
            <text:p>0.02459</text:p>
          </table:table-cell>
          <table:table-cell office:value-type="float" office:value="-0.004167" calcext:value-type="float">
            <text:p>-0.004167</text:p>
          </table:table-cell>
          <table:table-cell office:value-type="float" office:value="-0.335688" calcext:value-type="float">
            <text:p>-0.335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14555" calcext:value-type="float">
            <text:p>-0.714555</text:p>
          </table:table-cell>
        </table:table-row>
        <table:table-row table:style-name="ro1">
          <table:table-cell office:value-type="float" office:value="1600362408.86435" calcext:value-type="float">
            <text:p>1600362408.864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.02459" calcext:value-type="float">
            <text:p>0.02459</text:p>
          </table:table-cell>
          <table:table-cell office:value-type="float" office:value="-0.004167" calcext:value-type="float">
            <text:p>-0.004167</text:p>
          </table:table-cell>
          <table:table-cell office:value-type="float" office:value="-0.335688" calcext:value-type="float">
            <text:p>-0.335688</text:p>
          </table:table-cell>
          <table:table-cell office:value-type="float" office:value="0.051916" calcext:value-type="float">
            <text:p>0.051916</text:p>
          </table:table-cell>
          <table:table-cell office:value-type="float" office:value="0" calcext:value-type="float">
            <text:p>0</text:p>
          </table:table-cell>
          <table:table-cell office:value-type="float" office:value="-0.358039" calcext:value-type="float">
            <text:p>-0.358039</text:p>
          </table:table-cell>
        </table:table-row>
        <table:table-row table:style-name="ro1">
          <table:table-cell office:value-type="float" office:value="1600362408.95895" calcext:value-type="float">
            <text:p>1600362408.958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-0.070668" calcext:value-type="float">
            <text:p>-0.070668</text:p>
          </table:table-cell>
          <table:table-cell office:value-type="float" office:value="0.011891" calcext:value-type="float">
            <text:p>0.011891</text:p>
          </table:table-cell>
          <table:table-cell office:value-type="float" office:value="-0.333393" calcext:value-type="float">
            <text:p>-0.333393</text:p>
          </table:table-cell>
          <table:table-cell office:value-type="float" office:value="-0.051909" calcext:value-type="float">
            <text:p>-0.051909</text:p>
          </table:table-cell>
          <table:table-cell office:value-type="float" office:value="0" calcext:value-type="float">
            <text:p>0</text:p>
          </table:table-cell>
          <table:table-cell office:value-type="float" office:value="-0.357996" calcext:value-type="float">
            <text:p>-0.357996</text:p>
          </table:table-cell>
        </table:table-row>
        <table:table-row table:style-name="ro1">
          <table:table-cell office:value-type="float" office:value="1600362409.04834" calcext:value-type="float">
            <text:p>1600362409.048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.045602" calcext:value-type="float">
            <text:p>0.045602</text:p>
          </table:table-cell>
          <table:table-cell office:value-type="float" office:value="-0.007801" calcext:value-type="float">
            <text:p>-0.007801</text:p>
          </table:table-cell>
          <table:table-cell office:value-type="float" office:value="-0.338845" calcext:value-type="float">
            <text:p>-0.3388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409.15918" calcext:value-type="float">
            <text:p>1600362409.159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.055249" calcext:value-type="float">
            <text:p>0.055249</text:p>
          </table:table-cell>
          <table:table-cell office:value-type="float" office:value="-0.008947" calcext:value-type="float">
            <text:p>-0.008947</text:p>
          </table:table-cell>
          <table:table-cell office:value-type="float" office:value="-0.321081" calcext:value-type="float">
            <text:p>-0.321081</text:p>
          </table:table-cell>
          <table:table-cell office:value-type="float" office:value="0.051795" calcext:value-type="float">
            <text:p>0.051795</text:p>
          </table:table-cell>
          <table:table-cell office:value-type="float" office:value="0" calcext:value-type="float">
            <text:p>0</text:p>
          </table:table-cell>
          <table:table-cell office:value-type="float" office:value="-0.357206" calcext:value-type="float">
            <text:p>-0.357206</text:p>
          </table:table-cell>
        </table:table-row>
        <table:table-row table:style-name="ro1">
          <table:table-cell office:value-type="float" office:value="1600362409.30111" calcext:value-type="float">
            <text:p>1600362409.30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.055249" calcext:value-type="float">
            <text:p>0.055249</text:p>
          </table:table-cell>
          <table:table-cell office:value-type="float" office:value="-0.008947" calcext:value-type="float">
            <text:p>-0.008947</text:p>
          </table:table-cell>
          <table:table-cell office:value-type="float" office:value="-0.321081" calcext:value-type="float">
            <text:p>-0.3210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14492" calcext:value-type="float">
            <text:p>-0.714492</text:p>
          </table:table-cell>
        </table:table-row>
        <table:table-row table:style-name="ro1">
          <table:table-cell office:value-type="float" office:value="1600362409.36591" calcext:value-type="float">
            <text:p>1600362409.365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-0.064088" calcext:value-type="float">
            <text:p>-0.064088</text:p>
          </table:table-cell>
          <table:table-cell office:value-type="float" office:value="0.011661" calcext:value-type="float">
            <text:p>0.011661</text:p>
          </table:table-cell>
          <table:table-cell office:value-type="float" office:value="-0.359958" calcext:value-type="float">
            <text:p>-0.3599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1504" calcext:value-type="float">
            <text:p>-0.71504</text:p>
          </table:table-cell>
        </table:table-row>
        <table:table-row table:style-name="ro1">
          <table:table-cell office:value-type="float" office:value="1600362409.4642" calcext:value-type="float">
            <text:p>1600362409.4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.013677" calcext:value-type="float">
            <text:p>0.013677</text:p>
          </table:table-cell>
          <table:table-cell office:value-type="float" office:value="-0.00262" calcext:value-type="float">
            <text:p>-0.00262</text:p>
          </table:table-cell>
          <table:table-cell office:value-type="float" office:value="-0.378594" calcext:value-type="float">
            <text:p>-0.3785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409.56017" calcext:value-type="float">
            <text:p>1600362409.56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.074177" calcext:value-type="float">
            <text:p>0.074177</text:p>
          </table:table-cell>
          <table:table-cell office:value-type="float" office:value="-0.011854" calcext:value-type="float">
            <text:p>-0.011854</text:p>
          </table:table-cell>
          <table:table-cell office:value-type="float" office:value="-0.316924" calcext:value-type="float">
            <text:p>-0.3169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409.69306" calcext:value-type="float">
            <text:p>1600362409.693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4177" calcext:value-type="float">
            <text:p>0.074177</text:p>
          </table:table-cell>
          <table:table-cell office:value-type="float" office:value="-0.011854" calcext:value-type="float">
            <text:p>-0.011854</text:p>
          </table:table-cell>
          <table:table-cell office:value-type="float" office:value="-0.316924" calcext:value-type="float">
            <text:p>-0.3169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14269" calcext:value-type="float">
            <text:p>-0.714269</text:p>
          </table:table-cell>
        </table:table-row>
        <table:table-row table:style-name="ro1">
          <table:table-cell office:value-type="float" office:value="1600362409.75785" calcext:value-type="float">
            <text:p>1600362409.757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17752" calcext:value-type="float">
            <text:p>-0.117752</text:p>
          </table:table-cell>
          <table:table-cell office:value-type="float" office:value="0.01415" calcext:value-type="float">
            <text:p>0.01415</text:p>
          </table:table-cell>
          <table:table-cell office:value-type="float" office:value="-0.23918" calcext:value-type="float">
            <text:p>-0.239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15656" calcext:value-type="float">
            <text:p>-0.715656</text:p>
          </table:table-cell>
        </table:table-row>
        <table:table-row table:style-name="ro1">
          <table:table-cell office:value-type="float" office:value="1600362409.85181" calcext:value-type="float">
            <text:p>1600362409.851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1617" calcext:value-type="float">
            <text:p>0.051617</text:p>
          </table:table-cell>
          <table:table-cell office:value-type="float" office:value="-0.013811" calcext:value-type="float">
            <text:p>-0.013811</text:p>
          </table:table-cell>
          <table:table-cell office:value-type="float" office:value="-0.522869" calcext:value-type="float">
            <text:p>-0.5228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409.95539" calcext:value-type="float">
            <text:p>1600362409.955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7875" calcext:value-type="float">
            <text:p>0.247875</text:p>
          </table:table-cell>
          <table:table-cell office:value-type="float" office:value="-0.034761" calcext:value-type="float">
            <text:p>-0.034761</text:p>
          </table:table-cell>
          <table:table-cell office:value-type="float" office:value="-0.278652" calcext:value-type="float">
            <text:p>-0.2786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410.06766" calcext:value-type="float">
            <text:p>1600362410.067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7875" calcext:value-type="float">
            <text:p>0.247875</text:p>
          </table:table-cell>
          <table:table-cell office:value-type="float" office:value="-0.034761" calcext:value-type="float">
            <text:p>-0.034761</text:p>
          </table:table-cell>
          <table:table-cell office:value-type="float" office:value="-0.278652" calcext:value-type="float">
            <text:p>-0.2786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410.15586" calcext:value-type="float">
            <text:p>1600362410.155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64153" calcext:value-type="float">
            <text:p>-0.064153</text:p>
          </table:table-cell>
          <table:table-cell office:value-type="float" office:value="-0.001781" calcext:value-type="float">
            <text:p>-0.001781</text:p>
          </table:table-cell>
          <table:table-cell office:value-type="float" office:value="0.055496" calcext:value-type="float">
            <text:p>0.0554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410.2613" calcext:value-type="float">
            <text:p>1600362410.26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629" calcext:value-type="float">
            <text:p>0.008629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.029064" calcext:value-type="float">
            <text:p>0.0290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410.35915" calcext:value-type="float">
            <text:p>1600362410.359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7572" calcext:value-type="float">
            <text:p>0.017572</text:p>
          </table:table-cell>
          <table:table-cell office:value-type="float" office:value="-0.000357" calcext:value-type="float">
            <text:p>-0.000357</text:p>
          </table:table-cell>
          <table:table-cell office:value-type="float" office:value="-0.040602" calcext:value-type="float">
            <text:p>-0.0406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410.46413" calcext:value-type="float">
            <text:p>1600362410.464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7572" calcext:value-type="float">
            <text:p>0.017572</text:p>
          </table:table-cell>
          <table:table-cell office:value-type="float" office:value="-0.000357" calcext:value-type="float">
            <text:p>-0.000357</text:p>
          </table:table-cell>
          <table:table-cell office:value-type="float" office:value="-0.040602" calcext:value-type="float">
            <text:p>-0.0406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410.55618" calcext:value-type="float">
            <text:p>1600362410.556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35477" calcext:value-type="float">
            <text:p>-0.035477</text:p>
          </table:table-cell>
          <table:table-cell office:value-type="float" office:value="-0.000088" calcext:value-type="float">
            <text:p>-8.8E-05</text:p>
          </table:table-cell>
          <table:table-cell office:value-type="float" office:value="0.004941" calcext:value-type="float">
            <text:p>0.00494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62410.67283" calcext:value-type="float">
            <text:p>1600362410.672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8729" calcext:value-type="float">
            <text:p>-0.008729</text:p>
          </table:table-cell>
          <table:table-cell office:value-type="float" office:value="-0.00003" calcext:value-type="float">
            <text:p>-3E-05</text:p>
          </table:table-cell>
          <table:table-cell office:value-type="float" office:value="0.006862" calcext:value-type="float">
            <text:p>0.006862</text:p>
          </table:table-cell>
          <table:table-cell table:number-columns-repeated="3" office:value-type="float" office:value="0" calcext:value-type="float">
            <text:p>0</text:p>
          </table:table-cell>
        </table:table-row>
        <calcext:conditional-formats>
          <calcext:conditional-format calcext:target-range-address="vel_stats.B2:vel_stats.B246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7">00/00/0000</text:date>, <text:time style:data-style-name="N2" text:time-value="12:17:35.8635623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9-17T12:22:13.849657067</dc:date>
    <meta:editing-duration>PT4M37S</meta:editing-duration>
    <meta:editing-cycles>2</meta:editing-cycles>
    <meta:document-statistic meta:table-count="1" meta:cell-count="2460" meta:object-count="0"/>
  </office:meta>
</office:document-meta>
</file>